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number-columns-repeated="21" table:default-cell-style-name="ce3"/>
        <table:table-row table:style-name="ro1">
          <table:table-cell table:style-name="ce1" office:value-type="string" table:number-columns-spanned="19" table:number-rows-spanned="1">
            <text:p>STATISTICHE UFFICIALI 2014/2015</text:p>
          </table:table-cell>
          <table:covered-table-cell table:number-columns-repeated="18" table:style-name="Default"/>
          <table:table-cell/>
          <table:table-cell table:style-name="Default"/>
        </table:table-row>
        <table:table-row table:style-name="ro2">
          <table:table-cell table:style-name="ce2" office:value-type="string" table:number-columns-spanned="19" table:number-rows-spanned="1">
            <text:p><text:a xlink:href="http://www.fantagazzetta.com/">Solo su WWW.FANTAGAZZETTA.COMi voti alle prime luci dell'alba</text:a></text:p>
          </table:table-cell>
          <table:covered-table-cell table:number-columns-repeated="18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0"/>
        </table:table-row>
        <table:table-row table:style-name="ro1">
          <table:table-cell table:style-name="ce4" office:value-type="string">
            <text:p>Codice</text:p>
          </table:table-cell>
          <table:table-cell table:style-name="ce4" office:value-type="string">
            <text:p>Ruolo</text:p>
          </table:table-cell>
          <table:table-cell table:style-name="ce4" office:value-type="string">
            <text:p>Calciatore</text:p>
          </table:table-cell>
          <table:table-cell table:style-name="ce4" office:value-type="string">
            <text:p>Squadra</text:p>
          </table:table-cell>
          <table:table-cell table:style-name="ce4" office:value-type="string">
            <text:p>P</text:p>
          </table:table-cell>
          <table:table-cell table:style-name="ce4" office:value-type="string">
            <text:p>Amm</text:p>
          </table:table-cell>
          <table:table-cell table:style-name="ce4" office:value-type="string">
            <text:p>Esp</text:p>
          </table:table-cell>
          <table:table-cell table:style-name="ce4" office:value-type="string">
            <text:p>Gf</text:p>
          </table:table-cell>
          <table:table-cell table:style-name="ce4" office:value-type="string">
            <text:p>Gs</text:p>
          </table:table-cell>
          <table:table-cell table:style-name="ce4" office:value-type="string">
            <text:p>assist</text:p>
          </table:table-cell>
          <table:table-cell table:style-name="ce4" office:value-type="string">
            <text:p>As</text:p>
          </table:table-cell>
          <table:table-cell table:style-name="ce4" office:value-type="string">
            <text:p>Af</text:p>
          </table:table-cell>
          <table:table-cell table:style-name="ce4" office:value-type="string">
            <text:p>Rp</text:p>
          </table:table-cell>
          <table:table-cell table:style-name="ce4" office:value-type="string">
            <text:p>R-</text:p>
          </table:table-cell>
          <table:table-cell table:style-name="ce4" office:value-type="string">
            <text:p>R+</text:p>
          </table:table-cell>
          <table:table-cell table:style-name="ce4" office:value-type="string">
            <text:p>Aut</text:p>
          </table:table-cell>
          <table:table-cell table:style-name="ce4" office:value-type="string">
            <text:p>Gv</text:p>
          </table:table-cell>
          <table:table-cell table:style-name="ce4" office:value-type="string">
            <text:p>Media Voto</text:p>
          </table:table-cell>
          <table:table-cell table:style-name="ce4" office:value-type="string">
            <text:p>Gp</text:p>
          </table:table-cell>
          <table:table-cell table:style-name="ce4" office:value-type="string">
            <text:p>FantaMedia</text:p>
          </table:table-cell>
          <table:table-cell table:style-name="ce4" office:value-type="string">
            <text:p>FantaMedia+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</text:p>
          </table:table-cell>
          <table:table-cell office:value-type="string">
            <text:p>ZAPPINO</text:p>
          </table:table-cell>
          <table:table-cell office:value-type="string">
            <text:p>FROSINO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2" office:value-type="float" office:value="2.5">
            <text:p>2.5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P</text:p>
          </table:table-cell>
          <table:table-cell office:value-type="string">
            <text:p>COLOMBI</text:p>
          </table:table-cell>
          <table:table-cell office:value-type="string">
            <text:p>PALERM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P</text:p>
          </table:table-cell>
          <table:table-cell office:value-type="string">
            <text:p>SORRENTINO</text:p>
          </table:table-cell>
          <table:table-cell office:value-type="string">
            <text:p>PALERMO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P</text:p>
          </table:table-cell>
          <table:table-cell office:value-type="string">
            <text:p>DE SANCTIS</text:p>
          </table:table-cell>
          <table:table-cell office:value-type="string">
            <text:p>ROMA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.38">
            <text:p>6.38</text:p>
          </table:table-cell>
          <table:table-cell office:value-type="float" office:value="0">
            <text:p>0</text:p>
          </table:table-cell>
          <table:table-cell table:number-columns-repeated="2" office:value-type="float" office:value="5.38">
            <text:p>5.3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</text:p>
          </table:table-cell>
          <table:table-cell office:value-type="string">
            <text:p>REINA</text:p>
          </table:table-cell>
          <table:table-cell office:value-type="string">
            <text:p>NAPOLI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6.36">
            <text:p>6.36</text:p>
          </table:table-cell>
          <table:table-cell office:value-type="float" office:value="0">
            <text:p>0</text:p>
          </table:table-cell>
          <table:table-cell table:number-columns-repeated="2" office:value-type="float" office:value="5.71">
            <text:p>5.7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</text:p>
          </table:table-cell>
          <table:table-cell office:value-type="string">
            <text:p>PERIN</text:p>
          </table:table-cell>
          <table:table-cell office:value-type="string">
            <text:p>GENO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6.36">
            <text:p>6.36</text:p>
          </table:table-cell>
          <table:table-cell office:value-type="float" office:value="0">
            <text:p>0</text:p>
          </table:table-cell>
          <table:table-cell table:number-columns-repeated="2" office:value-type="float" office:value="4.57">
            <text:p>4.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SPORTIELLO</text:p>
          </table:table-cell>
          <table:table-cell office:value-type="string">
            <text:p>ATALANTA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table:number-columns-repeated="2" office:value-type="float" office:value="5.64">
            <text:p>5.6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P</text:p>
          </table:table-cell>
          <table:table-cell office:value-type="string">
            <text:p>VIVIANO</text:p>
          </table:table-cell>
          <table:table-cell office:value-type="string">
            <text:p>SAMPDORIA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.29">
            <text:p>6.29</text:p>
          </table:table-cell>
          <table:table-cell office:value-type="float" office:value="0">
            <text:p>0</text:p>
          </table:table-cell>
          <table:table-cell table:number-columns-repeated="2" office:value-type="float" office:value="4.93">
            <text:p>4.9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P</text:p>
          </table:table-cell>
          <table:table-cell office:value-type="string">
            <text:p>PEGOLO</text:p>
          </table:table-cell>
          <table:table-cell office:value-type="string">
            <text:p>SASSUOL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</text:p>
          </table:table-cell>
          <table:table-cell office:value-type="string">
            <text:p>MIRANTE</text:p>
          </table:table-cell>
          <table:table-cell office:value-type="string">
            <text:p>BOLOGN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4.79">
            <text:p>4.7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</text:p>
          </table:table-cell>
          <table:table-cell office:value-type="string">
            <text:p>HANDANOVIC</text:p>
          </table:table-cell>
          <table:table-cell office:value-type="string">
            <text:p>INTER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</text:p>
          </table:table-cell>
          <table:table-cell office:value-type="string">
            <text:p>DONNARUMMA G</text:p>
          </table:table-cell>
          <table:table-cell office:value-type="string">
            <text:p>MILAN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5.58">
            <text:p>5.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</text:p>
          </table:table-cell>
          <table:table-cell office:value-type="string">
            <text:p>BIZZARRI</text:p>
          </table:table-cell>
          <table:table-cell office:value-type="string">
            <text:p>CHIEVO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 office:value-type="float" office:value="6.21">
            <text:p>6.21</text:p>
          </table:table-cell>
          <table:table-cell office:value-type="float" office:value="0">
            <text:p>0</text:p>
          </table:table-cell>
          <table:table-cell table:number-columns-repeated="2" office:value-type="float" office:value="5.04">
            <text:p>5.0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P</text:p>
          </table:table-cell>
          <table:table-cell office:value-type="string">
            <text:p>SZCZESNY</text:p>
          </table:table-cell>
          <table:table-cell office:value-type="string">
            <text:p>ROM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table:number-columns-repeated="2" office:value-type="float" office:value="5.15">
            <text:p>5.1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P</text:p>
          </table:table-cell>
          <table:table-cell office:value-type="string">
            <text:p>KARNEZIS</text:p>
          </table:table-cell>
          <table:table-cell office:value-type="string">
            <text:p>UDINESE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  <table:table-cell office:value-type="float" office:value="6.18">
            <text:p>6.18</text:p>
          </table:table-cell>
          <table:table-cell office:value-type="float" office:value="0">
            <text:p>0</text:p>
          </table:table-cell>
          <table:table-cell table:number-columns-repeated="2" office:value-type="float" office:value="4.96">
            <text:p>4.9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</text:p>
          </table:table-cell>
          <table:table-cell office:value-type="string">
            <text:p>LEALI</text:p>
          </table:table-cell>
          <table:table-cell office:value-type="string">
            <text:p>FROSINONE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.15">
            <text:p>6.15</text:p>
          </table:table-cell>
          <table:table-cell office:value-type="float" office:value="0">
            <text:p>0</text:p>
          </table:table-cell>
          <table:table-cell table:number-columns-repeated="2" office:value-type="float" office:value="4.81">
            <text:p>4.8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</text:p>
          </table:table-cell>
          <table:table-cell office:value-type="string">
            <text:p>SKORUPSKI</text:p>
          </table:table-cell>
          <table:table-cell office:value-type="string">
            <text:p>EMPOLI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0">
            <text:p>0</text:p>
          </table:table-cell>
          <table:table-cell table:number-columns-repeated="2" office:value-type="float" office:value="4.68">
            <text:p>4.6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P</text:p>
          </table:table-cell>
          <table:table-cell office:value-type="string">
            <text:p>BUFFON</text:p>
          </table:table-cell>
          <table:table-cell office:value-type="string">
            <text:p>JUVENTUS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table:number-columns-repeated="2" office:value-type="float" office:value="5.31">
            <text:p>5.3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P</text:p>
          </table:table-cell>
          <table:table-cell office:value-type="string">
            <text:p>CONSIGLI</text:p>
          </table:table-cell>
          <table:table-cell office:value-type="string">
            <text:p>SASSUOLO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table:number-columns-repeated="2" office:value-type="float" office:value="5.35">
            <text:p>5.3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</text:p>
          </table:table-cell>
          <table:table-cell office:value-type="string">
            <text:p>LAMANNA</text:p>
          </table:table-cell>
          <table:table-cell office:value-type="string">
            <text:p>GENOA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table:number-columns-repeated="2" office:value-type="float" office:value="4.79">
            <text:p>4.7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</text:p>
          </table:table-cell>
          <table:table-cell office:value-type="string">
            <text:p>TATARUSANU</text:p>
          </table:table-cell>
          <table:table-cell office:value-type="string">
            <text:p>FIORENTINA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table:number-columns-repeated="2" office:value-type="float" office:value="5.25">
            <text:p>5.2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</text:p>
          </table:table-cell>
          <table:table-cell office:value-type="string">
            <text:p>MARCHETTI</text:p>
          </table:table-cell>
          <table:table-cell office:value-type="string">
            <text:p>LAZIO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  <table:table-cell office:value-type="float" office:value="6.04">
            <text:p>6.04</text:p>
          </table:table-cell>
          <table:table-cell office:value-type="float" office:value="0">
            <text:p>0</text:p>
          </table:table-cell>
          <table:table-cell table:number-columns-repeated="2" office:value-type="float" office:value="4.63">
            <text:p>4.63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</text:p>
          </table:table-cell>
          <table:table-cell office:value-type="string">
            <text:p>GOLLINI</text:p>
          </table:table-cell>
          <table:table-cell office:value-type="string">
            <text:p>VERO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.83">
            <text:p>3.8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</text:p>
          </table:table-cell>
          <table:table-cell office:value-type="string">
            <text:p>LEZZERINI</text:p>
          </table:table-cell>
          <table:table-cell office:value-type="string">
            <text:p>FIORENTIN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string">
            <text:p>DA COSTA</text:p>
          </table:table-cell>
          <table:table-cell office:value-type="string">
            <text:p>BOLOGN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P</text:p>
          </table:table-cell>
          <table:table-cell office:value-type="string">
            <text:p>NETO</text:p>
          </table:table-cell>
          <table:table-cell office:value-type="string">
            <text:p>JUVENTU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P</text:p>
          </table:table-cell>
          <table:table-cell office:value-type="string">
            <text:p>BERISHA</text:p>
          </table:table-cell>
          <table:table-cell office:value-type="string">
            <text:p>LAZIO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4.33">
            <text:p>4.33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P</text:p>
          </table:table-cell>
          <table:table-cell office:value-type="string">
            <text:p>PADELLI</text:p>
          </table:table-cell>
          <table:table-cell office:value-type="string">
            <text:p>TORINO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93">
            <text:p>5.93</text:p>
          </table:table-cell>
          <table:table-cell office:value-type="float" office:value="0">
            <text:p>0</text:p>
          </table:table-cell>
          <table:table-cell table:number-columns-repeated="2" office:value-type="float" office:value="4.46">
            <text:p>4.4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</text:p>
          </table:table-cell>
          <table:table-cell office:value-type="string">
            <text:p>DIEGO LOPEZ</text:p>
          </table:table-cell>
          <table:table-cell office:value-type="string">
            <text:p>MILA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3.94">
            <text:p>3.9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</text:p>
          </table:table-cell>
          <table:table-cell office:value-type="string">
            <text:p>BENUSSI</text:p>
          </table:table-cell>
          <table:table-cell office:value-type="string">
            <text:p>CARPI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P</text:p>
          </table:table-cell>
          <table:table-cell office:value-type="string">
            <text:p>BELEC</text:p>
          </table:table-cell>
          <table:table-cell office:value-type="string">
            <text:p>CARPI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5.71">
            <text:p>5.71</text:p>
          </table:table-cell>
          <table:table-cell office:value-type="float" office:value="0">
            <text:p>0</text:p>
          </table:table-cell>
          <table:table-cell table:number-columns-repeated="2" office:value-type="float" office:value="3.93">
            <text:p>3.9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P</text:p>
          </table:table-cell>
          <table:table-cell office:value-type="string">
            <text:p>RAFAEL</text:p>
          </table:table-cell>
          <table:table-cell office:value-type="string">
            <text:p>VERONA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4.08">
            <text:p>4.0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</text:p>
          </table:table-cell>
          <table:table-cell office:value-type="string">
            <text:p>BRKIC</text:p>
          </table:table-cell>
          <table:table-cell office:value-type="string">
            <text:p>CARPI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5.13">
            <text:p>5.13</text:p>
          </table:table-cell>
          <table:table-cell office:value-type="float" office:value="0">
            <text:p>0</text:p>
          </table:table-cell>
          <table:table-cell table:number-columns-repeated="2" office:value-type="float" office:value="2.13">
            <text:p>2.1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A</text:p>
          </table:table-cell>
          <table:table-cell office:value-type="string">
            <text:p>HIGUAIN</text:p>
          </table:table-cell>
          <table:table-cell office:value-type="string">
            <text:p>NAPOLI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93">
            <text:p>6.93</text:p>
          </table:table-cell>
          <table:table-cell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float" office:value="9.64">
            <text:p>9.6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A</text:p>
          </table:table-cell>
          <table:table-cell office:value-type="string">
            <text:p>NIANG</text:p>
          </table:table-cell>
          <table:table-cell office:value-type="string">
            <text:p>MILAN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83">
            <text:p>6.83</text:p>
          </table:table-cell>
          <table:table-cell office:value-type="float" office:value="0">
            <text:p>0</text:p>
          </table:table-cell>
          <table:table-cell office:value-type="float" office:value="8.83">
            <text:p>8.83</text:p>
          </table:table-cell>
          <table:table-cell office:value-type="float" office:value="9.17">
            <text:p>9.1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A</text:p>
          </table:table-cell>
          <table:table-cell office:value-type="string">
            <text:p>KALINIC</text:p>
          </table:table-cell>
          <table:table-cell office:value-type="string">
            <text:p>FIORENTINA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62">
            <text:p>6.62</text:p>
          </table:table-cell>
          <table:table-cell office:value-type="float" office:value="1">
            <text:p>1</text:p>
          </table:table-cell>
          <table:table-cell office:value-type="float" office:value="8.65">
            <text:p>8.65</text:p>
          </table:table-cell>
          <table:table-cell office:value-type="float" office:value="8.73">
            <text:p>8.7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A</text:p>
          </table:table-cell>
          <table:table-cell office:value-type="string">
            <text:p>BABACAR</text:p>
          </table:table-cell>
          <table:table-cell office:value-type="string">
            <text:p>FIORENTINA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57">
            <text:p>6.57</text:p>
          </table:table-cell>
          <table:table-cell office:value-type="float" office:value="0">
            <text:p>0</text:p>
          </table:table-cell>
          <table:table-cell office:value-type="float" office:value="8.29">
            <text:p>8.29</text:p>
          </table:table-cell>
          <table:table-cell office:value-type="float" office:value="8.43">
            <text:p>8.4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A</text:p>
          </table:table-cell>
          <table:table-cell office:value-type="string">
            <text:p>GERVINHO</text:p>
          </table:table-cell>
          <table:table-cell office:value-type="string">
            <text:p>ROMA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55">
            <text:p>6.55</text:p>
          </table:table-cell>
          <table:table-cell office:value-type="float" office:value="0">
            <text:p>0</text:p>
          </table:table-cell>
          <table:table-cell office:value-type="float" office:value="8.35">
            <text:p>8.35</text:p>
          </table:table-cell>
          <table:table-cell office:value-type="float" office:value="8.45">
            <text:p>8.45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A</text:p>
          </table:table-cell>
          <table:table-cell office:value-type="string">
            <text:p>INSIGNE</text:p>
          </table:table-cell>
          <table:table-cell office:value-type="string">
            <text:p>NAPOLI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54">
            <text:p>6.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.29">
            <text:p>8.2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</text:p>
          </table:table-cell>
          <table:table-cell office:value-type="string">
            <text:p>INGLESE</text:p>
          </table:table-cell>
          <table:table-cell office:value-type="string">
            <text:p>CHIEV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office:value-type="float" office:value="8.2">
            <text:p>8.2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</text:p>
          </table:table-cell>
          <table:table-cell office:value-type="string">
            <text:p>MEGGIORINI</text:p>
          </table:table-cell>
          <table:table-cell office:value-type="string">
            <text:p>CHIEVO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46">
            <text:p>6.46</text:p>
          </table:table-cell>
          <table:table-cell office:value-type="float" office:value="0">
            <text:p>0</text:p>
          </table:table-cell>
          <table:table-cell office:value-type="float" office:value="6.92">
            <text:p>6.92</text:p>
          </table:table-cell>
          <table:table-cell office:value-type="float" office:value="7.23">
            <text:p>7.2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A</text:p>
          </table:table-cell>
          <table:table-cell office:value-type="string">
            <text:p>JOVETIC</text:p>
          </table:table-cell>
          <table:table-cell office:value-type="string">
            <text:p>INTER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45">
            <text:p>6.45</text:p>
          </table:table-cell>
          <table:table-cell office:value-type="float" office:value="0">
            <text:p>0</text:p>
          </table:table-cell>
          <table:table-cell office:value-type="float" office:value="7.35">
            <text:p>7.35</text:p>
          </table:table-cell>
          <table:table-cell office:value-type="float" office:value="7.45">
            <text:p>7.4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A</text:p>
          </table:table-cell>
          <table:table-cell office:value-type="string">
            <text:p>EDER</text:p>
          </table:table-cell>
          <table:table-cell office:value-type="string">
            <text:p>SAMPDORI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39">
            <text:p>6.39</text:p>
          </table:table-cell>
          <table:table-cell office:value-type="float" office:value="2">
            <text:p>2</text:p>
          </table:table-cell>
          <table:table-cell office:value-type="float" office:value="8.46">
            <text:p>8.46</text:p>
          </table:table-cell>
          <table:table-cell office:value-type="float" office:value="8.54">
            <text:p>8.54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A</text:p>
          </table:table-cell>
          <table:table-cell office:value-type="string">
            <text:p>BORRIELLO</text:p>
          </table:table-cell>
          <table:table-cell office:value-type="string">
            <text:p>CARPI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0">
            <text:p>0</text:p>
          </table:table-cell>
          <table:table-cell office:value-type="float" office:value="7.22">
            <text:p>7.22</text:p>
          </table:table-cell>
          <table:table-cell office:value-type="float" office:value="7.44">
            <text:p>7.44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A</text:p>
          </table:table-cell>
          <table:table-cell office:value-type="string">
            <text:p>BALOTELLI</text:p>
          </table:table-cell>
          <table:table-cell office:value-type="string">
            <text:p>MIL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38">
            <text:p>6.38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A</text:p>
          </table:table-cell>
          <table:table-cell office:value-type="string">
            <text:p>GAKPE'</text:p>
          </table:table-cell>
          <table:table-cell office:value-type="string">
            <text:p>GENO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.38">
            <text:p>6.38</text:p>
          </table:table-cell>
          <table:table-cell office:value-type="float" office:value="1">
            <text:p>1</text:p>
          </table:table-cell>
          <table:table-cell office:value-type="float" office:value="7.44">
            <text:p>7.44</text:p>
          </table:table-cell>
          <table:table-cell office:value-type="float" office:value="7.69">
            <text:p>7.69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A</text:p>
          </table:table-cell>
          <table:table-cell office:value-type="string">
            <text:p>LJAJIC</text:p>
          </table:table-cell>
          <table:table-cell office:value-type="string">
            <text:p>INT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6.33">
            <text:p>6.33</text:p>
          </table:table-cell>
          <table:table-cell office:value-type="float" office:value="0">
            <text:p>0</text:p>
          </table:table-cell>
          <table:table-cell office:value-type="float" office:value="6.75">
            <text:p>6.75</text:p>
          </table:table-cell>
          <table:table-cell office:value-type="float" office:value="7.25">
            <text:p>7.2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A</text:p>
          </table:table-cell>
          <table:table-cell office:value-type="string">
            <text:p>DIONISI</text:p>
          </table:table-cell>
          <table:table-cell office:value-type="string">
            <text:p>FROSINON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7.18">
            <text:p>7.18</text:p>
          </table:table-cell>
          <table:table-cell office:value-type="float" office:value="7.36">
            <text:p>7.3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A</text:p>
          </table:table-cell>
          <table:table-cell office:value-type="string">
            <text:p>FLOCCARI</text:p>
          </table:table-cell>
          <table:table-cell office:value-type="string">
            <text:p>SASSUOL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number-columns-repeated="2" office:value-type="float" office:value="7.4">
            <text:p>7.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A</text:p>
          </table:table-cell>
          <table:table-cell office:value-type="string">
            <text:p>KEITA B</text:p>
          </table:table-cell>
          <table:table-cell office:value-type="string">
            <text:p>LAZIO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6.55">
            <text:p>6.55</text:p>
          </table:table-cell>
          <table:table-cell office:value-type="float" office:value="6.65">
            <text:p>6.65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A</text:p>
          </table:table-cell>
          <table:table-cell office:value-type="string">
            <text:p>FLORO FLORES</text:p>
          </table:table-cell>
          <table:table-cell office:value-type="string">
            <text:p>SASSUOLO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8">
            <text:p>6.28</text:p>
          </table:table-cell>
          <table:table-cell office:value-type="float" office:value="1">
            <text:p>1</text:p>
          </table:table-cell>
          <table:table-cell office:value-type="float" office:value="7.28">
            <text:p>7.28</text:p>
          </table:table-cell>
          <table:table-cell office:value-type="float" office:value="7.39">
            <text:p>7.39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A</text:p>
          </table:table-cell>
          <table:table-cell office:value-type="string">
            <text:p>SALAH</text:p>
          </table:table-cell>
          <table:table-cell office:value-type="string">
            <text:p>ROMA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6.27">
            <text:p>6.27</text:p>
          </table:table-cell>
          <table:table-cell office:value-type="float" office:value="1">
            <text:p>1</text:p>
          </table:table-cell>
          <table:table-cell table:number-columns-repeated="2" office:value-type="float" office:value="7.55">
            <text:p>7.5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A</text:p>
          </table:table-cell>
          <table:table-cell office:value-type="string">
            <text:p>ZAPATA D</text:p>
          </table:table-cell>
          <table:table-cell office:value-type="string">
            <text:p>UDINES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7.67">
            <text:p>7.67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A</text:p>
          </table:table-cell>
          <table:table-cell office:value-type="string">
            <text:p>DJURDJEVIC</text:p>
          </table:table-cell>
          <table:table-cell office:value-type="string">
            <text:p>PALERMO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1">
            <text:p>1</text:p>
          </table:table-cell>
          <table:table-cell table:number-columns-repeated="2" office:value-type="float" office:value="7.75">
            <text:p>7.75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A</text:p>
          </table:table-cell>
          <table:table-cell office:value-type="string">
            <text:p>VAZQUEZ</text:p>
          </table:table-cell>
          <table:table-cell office:value-type="string">
            <text:p>PALERMO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6.29">
            <text:p>6.29</text:p>
          </table:table-cell>
          <table:table-cell office:value-type="float" office:value="6.43">
            <text:p>6.4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A</text:p>
          </table:table-cell>
          <table:table-cell office:value-type="string">
            <text:p>DYBALA</text:p>
          </table:table-cell>
          <table:table-cell office:value-type="string">
            <text:p>JUVENTU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.25">
            <text:p>6.25</text:p>
          </table:table-cell>
          <table:table-cell office:value-type="float" office:value="1">
            <text:p>1</text:p>
          </table:table-cell>
          <table:table-cell office:value-type="float" office:value="7.71">
            <text:p>7.71</text:p>
          </table:table-cell>
          <table:table-cell office:value-type="float" office:value="7.96">
            <text:p>7.9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A</text:p>
          </table:table-cell>
          <table:table-cell office:value-type="string">
            <text:p>BIABIANY</text:p>
          </table:table-cell>
          <table:table-cell office:value-type="string">
            <text:p>INT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6.67">
            <text:p>6.67</text:p>
          </table:table-cell>
          <table:table-cell office:value-type="float" office:value="6.83">
            <text:p>6.83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A</text:p>
          </table:table-cell>
          <table:table-cell office:value-type="string">
            <text:p>SANSONE N</text:p>
          </table:table-cell>
          <table:table-cell office:value-type="string">
            <text:p>SASSUOLO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2" office:value-type="float" office:value="6.5">
            <text:p>6.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</text:p>
          </table:table-cell>
          <table:table-cell office:value-type="string">
            <text:p>THEREAU</text:p>
          </table:table-cell>
          <table:table-cell office:value-type="string">
            <text:p>UDINESE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23">
            <text:p>6.23</text:p>
          </table:table-cell>
          <table:table-cell office:value-type="float" office:value="1">
            <text:p>1</text:p>
          </table:table-cell>
          <table:table-cell office:value-type="float" office:value="7.38">
            <text:p>7.38</text:p>
          </table:table-cell>
          <table:table-cell office:value-type="float" office:value="7.54">
            <text:p>7.5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A</text:p>
          </table:table-cell>
          <table:table-cell office:value-type="string">
            <text:p>PALOSCHI</text:p>
          </table:table-cell>
          <table:table-cell office:value-type="string">
            <text:p>CHIEVO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0">
            <text:p>0</text:p>
          </table:table-cell>
          <table:table-cell table:number-columns-repeated="2" office:value-type="float" office:value="7.21">
            <text:p>7.2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A</text:p>
          </table:table-cell>
          <table:table-cell office:value-type="string">
            <text:p>BERNARDESCHI</text:p>
          </table:table-cell>
          <table:table-cell office:value-type="string">
            <text:p>FIORENTI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09">
            <text:p>6.09</text:p>
          </table:table-cell>
          <table:table-cell office:value-type="float" office:value="0">
            <text:p>0</text:p>
          </table:table-cell>
          <table:table-cell office:value-type="float" office:value="5.95">
            <text:p>5.95</text:p>
          </table:table-cell>
          <table:table-cell office:value-type="float" office:value="6.05">
            <text:p>6.0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</text:p>
          </table:table-cell>
          <table:table-cell office:value-type="string">
            <text:p>PELLISSIER</text:p>
          </table:table-cell>
          <table:table-cell office:value-type="string">
            <text:p>CHIEVO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table:number-columns-repeated="2" office:value-type="float" office:value="6.58">
            <text:p>6.5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A</text:p>
          </table:table-cell>
          <table:table-cell office:value-type="string">
            <text:p>BACCA</text:p>
          </table:table-cell>
          <table:table-cell office:value-type="string">
            <text:p>MILA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office:value-type="float" office:value="7.42">
            <text:p>7.42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MATOS</text:p>
          </table:table-cell>
          <table:table-cell office:value-type="string">
            <text:p>CARPI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6.32">
            <text:p>6.32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A</text:p>
          </table:table-cell>
          <table:table-cell office:value-type="string">
            <text:p>ITURBE</text:p>
          </table:table-cell>
          <table:table-cell office:value-type="string">
            <text:p>ROM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table:number-columns-repeated="2" office:value-type="float" office:value="6.43">
            <text:p>6.4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A</text:p>
          </table:table-cell>
          <table:table-cell office:value-type="string">
            <text:p>CERCI</text:p>
          </table:table-cell>
          <table:table-cell office:value-type="string">
            <text:p>MILAN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06">
            <text:p>6.06</text:p>
          </table:table-cell>
          <table:table-cell office:value-type="float" office:value="0">
            <text:p>0</text:p>
          </table:table-cell>
          <table:table-cell office:value-type="float" office:value="6.06">
            <text:p>6.06</text:p>
          </table:table-cell>
          <table:table-cell office:value-type="float" office:value="6.19">
            <text:p>6.19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A</text:p>
          </table:table-cell>
          <table:table-cell office:value-type="string">
            <text:p>BERARDI</text:p>
          </table:table-cell>
          <table:table-cell office:value-type="string">
            <text:p>SASSUOLO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06">
            <text:p>6.06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6.61">
            <text:p>6.6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A</text:p>
          </table:table-cell>
          <table:table-cell office:value-type="string">
            <text:p>PAVOLETTI</text:p>
          </table:table-cell>
          <table:table-cell office:value-type="string">
            <text:p>GENOA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05">
            <text:p>6.05</text:p>
          </table:table-cell>
          <table:table-cell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</text:p>
          </table:table-cell>
          <table:table-cell office:value-type="string">
            <text:p>CALLEJON</text:p>
          </table:table-cell>
          <table:table-cell office:value-type="string">
            <text:p>NAPOLI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6.04">
            <text:p>6.04</text:p>
          </table:table-cell>
          <table:table-cell office:value-type="float" office:value="0">
            <text:p>0</text:p>
          </table:table-cell>
          <table:table-cell table:number-columns-repeated="2" office:value-type="float" office:value="5.92">
            <text:p>5.9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A</text:p>
          </table:table-cell>
          <table:table-cell office:value-type="string">
            <text:p>MERTENS</text:p>
          </table:table-cell>
          <table:table-cell office:value-type="string">
            <text:p>NAPOLI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A</text:p>
          </table:table-cell>
          <table:table-cell office:value-type="string">
            <text:p>FALCINELLI</text:p>
          </table:table-cell>
          <table:table-cell office:value-type="string">
            <text:p>SASSUOL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6.13">
            <text:p>6.13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A</text:p>
          </table:table-cell>
          <table:table-cell office:value-type="string">
            <text:p>POLITANO</text:p>
          </table:table-cell>
          <table:table-cell office:value-type="string">
            <text:p>SASSUOLO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.31">
            <text:p>6.3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A</text:p>
          </table:table-cell>
          <table:table-cell office:value-type="string">
            <text:p>TOTTI</text:p>
          </table:table-cell>
          <table:table-cell office:value-type="string">
            <text:p>ROM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7.25">
            <text:p>7.2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A</text:p>
          </table:table-cell>
          <table:table-cell office:value-type="string">
            <text:p>VERDE</text:p>
          </table:table-cell>
          <table:table-cell office:value-type="string">
            <text:p>FROSINONE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</text:p>
          </table:table-cell>
          <table:table-cell office:value-type="string">
            <text:p>MACCARONE</text:p>
          </table:table-cell>
          <table:table-cell office:value-type="string">
            <text:p>EMPOLI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.62">
            <text:p>6.62</text:p>
          </table:table-cell>
          <table:table-cell office:value-type="float" office:value="6.69">
            <text:p>6.69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A</text:p>
          </table:table-cell>
          <table:table-cell office:value-type="string">
            <text:p>DI NATALE</text:p>
          </table:table-cell>
          <table:table-cell office:value-type="string">
            <text:p>UDINESE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.27">
            <text:p>6.27</text:p>
          </table:table-cell>
          <table:table-cell office:value-type="float" office:value="6.45">
            <text:p>6.4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A</text:p>
          </table:table-cell>
          <table:table-cell office:value-type="string">
            <text:p>MANAJ</text:p>
          </table:table-cell>
          <table:table-cell office:value-type="string">
            <text:p>INTER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</text:p>
          </table:table-cell>
          <table:table-cell office:value-type="string">
            <text:p>PUCCIARELLI</text:p>
          </table:table-cell>
          <table:table-cell office:value-type="string">
            <text:p>EMPOLI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office:value-type="float" office:value="6.36">
            <text:p>6.36</text:p>
          </table:table-cell>
          <table:table-cell office:value-type="float" office:value="6.43">
            <text:p>6.4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A</text:p>
          </table:table-cell>
          <table:table-cell office:value-type="string">
            <text:p>CIOFANI D</text:p>
          </table:table-cell>
          <table:table-cell office:value-type="string">
            <text:p>FROSINONE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table:number-columns-repeated="2" office:value-type="float" office:value="6.71">
            <text:p>6.7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A</text:p>
          </table:table-cell>
          <table:table-cell office:value-type="string">
            <text:p>MAXI LOPEZ</text:p>
          </table:table-cell>
          <table:table-cell office:value-type="string">
            <text:p>TORINO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office:value-type="float" office:value="6.42">
            <text:p>6.42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A</text:p>
          </table:table-cell>
          <table:table-cell office:value-type="string">
            <text:p>BELOTTI</text:p>
          </table:table-cell>
          <table:table-cell office:value-type="string">
            <text:p>TORINO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95">
            <text:p>5.95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6.35">
            <text:p>6.3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A</text:p>
          </table:table-cell>
          <table:table-cell office:value-type="string">
            <text:p>ICARDI</text:p>
          </table:table-cell>
          <table:table-cell office:value-type="string">
            <text:p>INTER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95">
            <text:p>5.95</text:p>
          </table:table-cell>
          <table:table-cell office:value-type="float" office:value="0">
            <text:p>0</text:p>
          </table:table-cell>
          <table:table-cell office:value-type="float" office:value="7.05">
            <text:p>7.05</text:p>
          </table:table-cell>
          <table:table-cell office:value-type="float" office:value="7.14">
            <text:p>7.14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A</text:p>
          </table:table-cell>
          <table:table-cell office:value-type="string">
            <text:p>QUAGLIARELLA</text:p>
          </table:table-cell>
          <table:table-cell office:value-type="string">
            <text:p>TORINO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table:number-columns-repeated="2" office:value-type="float" office:value="6.85">
            <text:p>6.85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A</text:p>
          </table:table-cell>
          <table:table-cell office:value-type="string">
            <text:p>GABBIADINI</text:p>
          </table:table-cell>
          <table:table-cell office:value-type="string">
            <text:p>NAPOL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A</text:p>
          </table:table-cell>
          <table:table-cell office:value-type="string">
            <text:p>MURIEL</text:p>
          </table:table-cell>
          <table:table-cell office:value-type="string">
            <text:p>SAMPDORIA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office:value-type="float" office:value="0">
            <text:p>0</text:p>
          </table:table-cell>
          <table:table-cell office:value-type="float" office:value="6.71">
            <text:p>6.71</text:p>
          </table:table-cell>
          <table:table-cell office:value-type="float" office:value="6.86">
            <text:p>6.8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A</text:p>
          </table:table-cell>
          <table:table-cell office:value-type="string">
            <text:p>PALACIO</text:p>
          </table:table-cell>
          <table:table-cell office:value-type="string">
            <text:p>INT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5.88">
            <text:p>5.88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A</text:p>
          </table:table-cell>
          <table:table-cell office:value-type="string">
            <text:p>GILARDINO</text:p>
          </table:table-cell>
          <table:table-cell office:value-type="string">
            <text:p>PALERMO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88">
            <text:p>5.88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6.58">
            <text:p>6.58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A</text:p>
          </table:table-cell>
          <table:table-cell office:value-type="string">
            <text:p>CASSANO</text:p>
          </table:table-cell>
          <table:table-cell office:value-type="string">
            <text:p>SAMPDORIA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table:number-columns-repeated="2" office:value-type="float" office:value="5.86">
            <text:p>5.8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</text:p>
          </table:table-cell>
          <table:table-cell office:value-type="string">
            <text:p>DENIS</text:p>
          </table:table-cell>
          <table:table-cell office:value-type="string">
            <text:p>ATALANTA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table:number-columns-repeated="2" office:value-type="float" office:value="6.71">
            <text:p>6.7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</text:p>
          </table:table-cell>
          <table:table-cell office:value-type="string">
            <text:p>PINILLA</text:p>
          </table:table-cell>
          <table:table-cell office:value-type="string">
            <text:p>ATALANT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0">
            <text:p>0</text:p>
          </table:table-cell>
          <table:table-cell table:number-columns-repeated="2" office:value-type="float" office:value="6.1">
            <text:p>6.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A</text:p>
          </table:table-cell>
          <table:table-cell office:value-type="string">
            <text:p>MORATA</text:p>
          </table:table-cell>
          <table:table-cell office:value-type="string">
            <text:p>JUVENTU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5.85">
            <text:p>5.8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A</text:p>
          </table:table-cell>
          <table:table-cell office:value-type="string">
            <text:p>DZEKO</text:p>
          </table:table-cell>
          <table:table-cell office:value-type="string">
            <text:p>ROMA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table:number-columns-repeated="2" office:value-type="float" office:value="6.5">
            <text:p>6.5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A</text:p>
          </table:table-cell>
          <table:table-cell office:value-type="string">
            <text:p>LIVAJA</text:p>
          </table:table-cell>
          <table:table-cell office:value-type="string">
            <text:p>EMPOLI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table:number-columns-repeated="2" office:value-type="float" office:value="5.89">
            <text:p>5.8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A</text:p>
          </table:table-cell>
          <table:table-cell office:value-type="string">
            <text:p>TONI</text:p>
          </table:table-cell>
          <table:table-cell office:value-type="string">
            <text:p>VERON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table:number-columns-repeated="2" office:value-type="float" office:value="6.25">
            <text:p>6.2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A</text:p>
          </table:table-cell>
          <table:table-cell office:value-type="string">
            <text:p>LUIZ ADRIANO</text:p>
          </table:table-cell>
          <table:table-cell office:value-type="string">
            <text:p>MILAN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82">
            <text:p>5.82</text:p>
          </table:table-cell>
          <table:table-cell office:value-type="float" office:value="0">
            <text:p>0</text:p>
          </table:table-cell>
          <table:table-cell office:value-type="float" office:value="6.59">
            <text:p>6.59</text:p>
          </table:table-cell>
          <table:table-cell office:value-type="float" office:value="6.68">
            <text:p>6.6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A</text:p>
          </table:table-cell>
          <table:table-cell office:value-type="string">
            <text:p>DESTRO</text:p>
          </table:table-cell>
          <table:table-cell office:value-type="string">
            <text:p>BOLOGNA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81">
            <text:p>5.81</text:p>
          </table:table-cell>
          <table:table-cell office:value-type="float" office:value="1">
            <text:p>1</text:p>
          </table:table-cell>
          <table:table-cell table:number-columns-repeated="2" office:value-type="float" office:value="6.08">
            <text:p>6.08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A</text:p>
          </table:table-cell>
          <table:table-cell office:value-type="string">
            <text:p>AGUIRRE</text:p>
          </table:table-cell>
          <table:table-cell office:value-type="string">
            <text:p>UDINES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1">
            <text:p>5.81</text:p>
          </table:table-cell>
          <table:table-cell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5.88">
            <text:p>5.8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A</text:p>
          </table:table-cell>
          <table:table-cell office:value-type="string">
            <text:p>KLOSE</text:p>
          </table:table-cell>
          <table:table-cell office:value-type="string">
            <text:p>LAZI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6.1">
            <text:p>6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</text:p>
          </table:table-cell>
          <table:table-cell office:value-type="string">
            <text:p>LASAGNA</text:p>
          </table:table-cell>
          <table:table-cell office:value-type="string">
            <text:p>CARPI</text:p>
          </table:table-cell>
          <table:table-cell office:value-type="float" office:value="10">
            <text:p>10</text:p>
          </table:table-cell>
          <table:table-cell table:number-columns-repeated="12"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2" office:value-type="float" office:value="5.8">
            <text:p>5.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A</text:p>
          </table:table-cell>
          <table:table-cell office:value-type="string">
            <text:p>MANDZUKIC</text:p>
          </table:table-cell>
          <table:table-cell office:value-type="string">
            <text:p>JUVENTUS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0">
            <text:p>0</text:p>
          </table:table-cell>
          <table:table-cell table:number-columns-repeated="2" office:value-type="float" office:value="6.59">
            <text:p>6.59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A</text:p>
          </table:table-cell>
          <table:table-cell office:value-type="string">
            <text:p>IAGO FALQUE</text:p>
          </table:table-cell>
          <table:table-cell office:value-type="string">
            <text:p>ROMA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.09">
            <text:p>6.0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A</text:p>
          </table:table-cell>
          <table:table-cell office:value-type="string">
            <text:p>BONAZZOLI</text:p>
          </table:table-cell>
          <table:table-cell office:value-type="string">
            <text:p>SAMPDORIA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A</text:p>
          </table:table-cell>
          <table:table-cell office:value-type="string">
            <text:p>ZAZA</text:p>
          </table:table-cell>
          <table:table-cell office:value-type="string">
            <text:p>JUVENTU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6.58">
            <text:p>6.5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office:value-type="string">
            <text:p>MANCOSU</text:p>
          </table:table-cell>
          <table:table-cell office:value-type="string">
            <text:p>BOLOGNA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6.13">
            <text:p>6.1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</text:p>
          </table:table-cell>
          <table:table-cell office:value-type="string">
            <text:p>MONACHELLO</text:p>
          </table:table-cell>
          <table:table-cell office:value-type="string">
            <text:p>ATALAN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A</text:p>
          </table:table-cell>
          <table:table-cell office:value-type="string">
            <text:p>DEFREL</text:p>
          </table:table-cell>
          <table:table-cell office:value-type="string">
            <text:p>SASSUOLO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6.18">
            <text:p>6.1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</text:p>
          </table:table-cell>
          <table:table-cell office:value-type="string">
            <text:p>ROSSI</text:p>
          </table:table-cell>
          <table:table-cell office:value-type="string">
            <text:p>FIORENTIN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71">
            <text:p>5.71</text:p>
          </table:table-cell>
          <table:table-cell office:value-type="float" office:value="0">
            <text:p>0</text:p>
          </table:table-cell>
          <table:table-cell office:value-type="float" office:value="5.64">
            <text:p>5.64</text:p>
          </table:table-cell>
          <table:table-cell office:value-type="float" office:value="5.79">
            <text:p>5.7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A</text:p>
          </table:table-cell>
          <table:table-cell office:value-type="string">
            <text:p>DJORDJEVIC</text:p>
          </table:table-cell>
          <table:table-cell office:value-type="string">
            <text:p>LAZIO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69">
            <text:p>5.69</text:p>
          </table:table-cell>
          <table:table-cell office:value-type="float" office:value="0">
            <text:p>0</text:p>
          </table:table-cell>
          <table:table-cell office:value-type="float" office:value="6.44">
            <text:p>6.44</text:p>
          </table:table-cell>
          <table:table-cell office:value-type="float" office:value="6.56">
            <text:p>6.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</text:p>
          </table:table-cell>
          <table:table-cell office:value-type="string">
            <text:p>WILCZEK</text:p>
          </table:table-cell>
          <table:table-cell office:value-type="string">
            <text:p>CARPI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">
            <text:p>5.67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</text:p>
          </table:table-cell>
          <table:table-cell office:value-type="string">
            <text:p>PERICA</text:p>
          </table:table-cell>
          <table:table-cell office:value-type="string">
            <text:p>UDINES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A</text:p>
          </table:table-cell>
          <table:table-cell office:value-type="string">
            <text:p>SILIGARDI</text:p>
          </table:table-cell>
          <table:table-cell office:value-type="string">
            <text:p>VERONA</text:p>
          </table:table-cell>
          <table:table-cell office:value-type="float" office:value="9">
            <text:p>9</text:p>
          </table:table-cell>
          <table:table-cell table:number-columns-repeated="12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">
            <text:p>5.6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A</text:p>
          </table:table-cell>
          <table:table-cell office:value-type="string">
            <text:p>CARLINI</text:p>
          </table:table-cell>
          <table:table-cell office:value-type="string">
            <text:p>FROSINONE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5.63">
            <text:p>5.63</text:p>
          </table:table-cell>
          <table:table-cell office:value-type="float" office:value="0">
            <text:p>0</text:p>
          </table:table-cell>
          <table:table-cell table:number-columns-repeated="2" office:value-type="float" office:value="5.63">
            <text:p>5.6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A</text:p>
          </table:table-cell>
          <table:table-cell office:value-type="string">
            <text:p>TRAJKOVSKI</text:p>
          </table:table-cell>
          <table:table-cell office:value-type="string">
            <text:p>PALERMO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table:number-columns-repeated="2" office:value-type="float" office:value="5.55">
            <text:p>5.5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A</text:p>
          </table:table-cell>
          <table:table-cell office:value-type="string">
            <text:p>MARTINEZ</text:p>
          </table:table-cell>
          <table:table-cell office:value-type="string">
            <text:p>TORINO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table:number-columns-repeated="2" office:value-type="float" office:value="5.6">
            <text:p>5.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A</text:p>
          </table:table-cell>
          <table:table-cell office:value-type="string">
            <text:p>JUANITO GOMEZ</text:p>
          </table:table-cell>
          <table:table-cell office:value-type="string">
            <text:p>VERONA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57">
            <text:p>5.57</text:p>
          </table:table-cell>
          <table:table-cell office:value-type="float" office:value="0">
            <text:p>0</text:p>
          </table:table-cell>
          <table:table-cell table:number-columns-repeated="2" office:value-type="float" office:value="5.68">
            <text:p>5.68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A</text:p>
          </table:table-cell>
          <table:table-cell office:value-type="string">
            <text:p>PAZZINI</text:p>
          </table:table-cell>
          <table:table-cell office:value-type="string">
            <text:p>VERON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56">
            <text:p>5.56</text:p>
          </table:table-cell>
          <table:table-cell office:value-type="float" office:value="0">
            <text:p>0</text:p>
          </table:table-cell>
          <table:table-cell table:number-columns-repeated="2" office:value-type="float" office:value="5.78">
            <text:p>5.7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A</text:p>
          </table:table-cell>
          <table:table-cell office:value-type="string">
            <text:p>MATRI</text:p>
          </table:table-cell>
          <table:table-cell office:value-type="string">
            <text:p>LAZIO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56">
            <text:p>5.56</text:p>
          </table:table-cell>
          <table:table-cell office:value-type="float" office:value="0">
            <text:p>0</text:p>
          </table:table-cell>
          <table:table-cell table:number-columns-repeated="2" office:value-type="float" office:value="6.25">
            <text:p>6.2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</text:p>
          </table:table-cell>
          <table:table-cell office:value-type="string">
            <text:p>REBIC</text:p>
          </table:table-cell>
          <table:table-cell office:value-type="string">
            <text:p>FIORENTIN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6.17">
            <text:p>6.1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</text:p>
          </table:table-cell>
          <table:table-cell office:value-type="string">
            <text:p>COMAN</text:p>
          </table:table-cell>
          <table:table-cell office:value-type="string">
            <text:p>JUVENTUS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</text:p>
          </table:table-cell>
          <table:table-cell office:value-type="string">
            <text:p>MCHEDLIDZE</text:p>
          </table:table-cell>
          <table:table-cell office:value-type="string">
            <text:p>EMPOLI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</text:p>
          </table:table-cell>
          <table:table-cell office:value-type="string">
            <text:p>MBAKOGU</text:p>
          </table:table-cell>
          <table:table-cell office:value-type="string">
            <text:p>CARPI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A</text:p>
          </table:table-cell>
          <table:table-cell office:value-type="string">
            <text:p>SADIQ</text:p>
          </table:table-cell>
          <table:table-cell office:value-type="string">
            <text:p>ROMA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A</text:p>
          </table:table-cell>
          <table:table-cell office:value-type="string">
            <text:p>CASTILLO</text:p>
          </table:table-cell>
          <table:table-cell office:value-type="string">
            <text:p>FROSIN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38">
            <text:p>5.38</text:p>
          </table:table-cell>
          <table:table-cell office:value-type="float" office:value="0">
            <text:p>0</text:p>
          </table:table-cell>
          <table:table-cell table:number-columns-repeated="2" office:value-type="float" office:value="5.25">
            <text:p>5.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</text:p>
          </table:table-cell>
          <table:table-cell office:value-type="string">
            <text:p>ACQUAFRESCA</text:p>
          </table:table-cell>
          <table:table-cell office:value-type="string">
            <text:p>BOLOGNA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table:number-columns-repeated="2" office:value-type="float" office:value="5.25">
            <text:p>5.2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A</text:p>
          </table:table-cell>
          <table:table-cell office:value-type="string">
            <text:p>LONGO</text:p>
          </table:table-cell>
          <table:table-cell office:value-type="string">
            <text:p>FROSINO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table:number-columns-repeated="2" office:value-type="float" office:value="5.1">
            <text:p>5.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A</text:p>
          </table:table-cell>
          <table:table-cell office:value-type="string">
            <text:p>PANDEV</text:p>
          </table:table-cell>
          <table:table-cell office:value-type="string">
            <text:p>GENO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17">
            <text:p>5.1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</text:p>
          </table:table-cell>
          <table:table-cell office:value-type="string">
            <text:p>MPOKU</text:p>
          </table:table-cell>
          <table:table-cell office:value-type="string">
            <text:p>CHIEV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17">
            <text:p>5.1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</text:p>
          </table:table-cell>
          <table:table-cell office:value-type="string">
            <text:p>PIU</text:p>
          </table:table-cell>
          <table:table-cell office:value-type="string">
            <text:p>EMPOLI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</text:p>
          </table:table-cell>
          <table:table-cell office:value-type="string">
            <text:p>PJANIC</text:p>
          </table:table-cell>
          <table:table-cell office:value-type="string">
            <text:p>ROMA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75">
            <text:p>6.75</text:p>
          </table:table-cell>
          <table:table-cell office:value-type="float" office:value="0">
            <text:p>0</text:p>
          </table:table-cell>
          <table:table-cell office:value-type="float" office:value="8.04">
            <text:p>8.04</text:p>
          </table:table-cell>
          <table:table-cell office:value-type="float" office:value="8.38">
            <text:p>8.3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C</text:p>
          </table:table-cell>
          <table:table-cell office:value-type="string">
            <text:p>ALLAN</text:p>
          </table:table-cell>
          <table:table-cell office:value-type="string">
            <text:p>NAPOLI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65">
            <text:p>6.65</text:p>
          </table:table-cell>
          <table:table-cell office:value-type="float" office:value="1">
            <text:p>1</text:p>
          </table:table-cell>
          <table:table-cell office:value-type="float" office:value="7.23">
            <text:p>7.23</text:p>
          </table:table-cell>
          <table:table-cell office:value-type="float" office:value="7.38">
            <text:p>7.3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</text:p>
          </table:table-cell>
          <table:table-cell office:value-type="string">
            <text:p>SAPONARA</text:p>
          </table:table-cell>
          <table:table-cell office:value-type="string">
            <text:p>EMPOLI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64">
            <text:p>6.64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7.86">
            <text:p>7.8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</text:p>
          </table:table-cell>
          <table:table-cell office:value-type="string">
            <text:p>BORJA VALERO</text:p>
          </table:table-cell>
          <table:table-cell office:value-type="string">
            <text:p>FIORENTINA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.64">
            <text:p>6.64</text:p>
          </table:table-cell>
          <table:table-cell office:value-type="float" office:value="0">
            <text:p>0</text:p>
          </table:table-cell>
          <table:table-cell office:value-type="float" office:value="7.04">
            <text:p>7.04</text:p>
          </table:table-cell>
          <table:table-cell office:value-type="float" office:value="7.18">
            <text:p>7.1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</text:p>
          </table:table-cell>
          <table:table-cell office:value-type="string">
            <text:p>GOMEZ A</text:p>
          </table:table-cell>
          <table:table-cell office:value-type="string">
            <text:p>ATALANTA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57">
            <text:p>6.57</text:p>
          </table:table-cell>
          <table:table-cell office:value-type="float" office:value="0">
            <text:p>0</text:p>
          </table:table-cell>
          <table:table-cell office:value-type="float" office:value="7.39">
            <text:p>7.39</text:p>
          </table:table-cell>
          <table:table-cell office:value-type="float" office:value="7.54">
            <text:p>7.5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</text:p>
          </table:table-cell>
          <table:table-cell office:value-type="string">
            <text:p>ILICIC</text:p>
          </table:table-cell>
          <table:table-cell office:value-type="string">
            <text:p>FIORENTINA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7.78">
            <text:p>7.78</text:p>
          </table:table-cell>
          <table:table-cell office:value-type="float" office:value="8.11">
            <text:p>8.1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C</text:p>
          </table:table-cell>
          <table:table-cell office:value-type="string">
            <text:p>ASAMOAH</text:p>
          </table:table-cell>
          <table:table-cell office:value-type="string">
            <text:p>JUVENTUS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2" office:value-type="float" office:value="6.5">
            <text:p>6.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C</text:p>
          </table:table-cell>
          <table:table-cell office:value-type="string">
            <text:p>BASELLI</text:p>
          </table:table-cell>
          <table:table-cell office:value-type="string">
            <text:p>TORINO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office:value-type="float" office:value="7.31">
            <text:p>7.31</text:p>
          </table:table-cell>
          <table:table-cell office:value-type="float" office:value="7.38">
            <text:p>7.38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C</text:p>
          </table:table-cell>
          <table:table-cell office:value-type="string">
            <text:p>HAMSIK</text:p>
          </table:table-cell>
          <table:table-cell office:value-type="string">
            <text:p>NAPOLI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.46">
            <text:p>6.46</text:p>
          </table:table-cell>
          <table:table-cell office:value-type="float" office:value="0">
            <text:p>0</text:p>
          </table:table-cell>
          <table:table-cell office:value-type="float" office:value="6.68">
            <text:p>6.68</text:p>
          </table:table-cell>
          <table:table-cell office:value-type="float" office:value="6.82">
            <text:p>6.82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C</text:p>
          </table:table-cell>
          <table:table-cell office:value-type="string">
            <text:p>CUADRADO</text:p>
          </table:table-cell>
          <table:table-cell office:value-type="string">
            <text:p>JUVENTU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45">
            <text:p>6.45</text:p>
          </table:table-cell>
          <table:table-cell office:value-type="float" office:value="0">
            <text:p>0</text:p>
          </table:table-cell>
          <table:table-cell office:value-type="float" office:value="6.68">
            <text:p>6.68</text:p>
          </table:table-cell>
          <table:table-cell office:value-type="float" office:value="6.95">
            <text:p>6.9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C</text:p>
          </table:table-cell>
          <table:table-cell office:value-type="string">
            <text:p>BONAVENTURA</text:p>
          </table:table-cell>
          <table:table-cell office:value-type="string">
            <text:p>MILAN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6.92">
            <text:p>6.92</text:p>
          </table:table-cell>
          <table:table-cell office:value-type="float" office:value="7.31">
            <text:p>7.3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C</text:p>
          </table:table-cell>
          <table:table-cell office:value-type="string">
            <text:p>BIGLIA</text:p>
          </table:table-cell>
          <table:table-cell office:value-type="string">
            <text:p>LAZIO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0">
            <text:p>0</text:p>
          </table:table-cell>
          <table:table-cell table:number-columns-repeated="2" office:value-type="float" office:value="7.17">
            <text:p>7.1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MORALEZ</text:p>
          </table:table-cell>
          <table:table-cell office:value-type="string">
            <text:p>ATALANT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0">
            <text:p>0</text:p>
          </table:table-cell>
          <table:table-cell office:value-type="float" office:value="6.32">
            <text:p>6.32</text:p>
          </table:table-cell>
          <table:table-cell office:value-type="float" office:value="6.54">
            <text:p>6.5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C</text:p>
          </table:table-cell>
          <table:table-cell office:value-type="string">
            <text:p>BUCHEL</text:p>
          </table:table-cell>
          <table:table-cell office:value-type="string">
            <text:p>EMPOLI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6.36">
            <text:p>6.36</text:p>
          </table:table-cell>
          <table:table-cell office:value-type="float" office:value="0">
            <text:p>0</text:p>
          </table:table-cell>
          <table:table-cell table:number-columns-repeated="2" office:value-type="float" office:value="7.07">
            <text:p>7.07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C</text:p>
          </table:table-cell>
          <table:table-cell office:value-type="string">
            <text:p>MISSIROLI</text:p>
          </table:table-cell>
          <table:table-cell office:value-type="string">
            <text:p>SASSUOLO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table:number-columns-repeated="2" office:value-type="float" office:value="6.39">
            <text:p>6.3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C</text:p>
          </table:table-cell>
          <table:table-cell office:value-type="string">
            <text:p>JORGINHO</text:p>
          </table:table-cell>
          <table:table-cell office:value-type="string">
            <text:p>NAPOLI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6.19">
            <text:p>6.19</text:p>
          </table:table-cell>
          <table:table-cell office:value-type="float" office:value="6.27">
            <text:p>6.2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C</text:p>
          </table:table-cell>
          <table:table-cell office:value-type="string">
            <text:p>SODDIMO</text:p>
          </table:table-cell>
          <table:table-cell office:value-type="string">
            <text:p>FROSINONE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6.31">
            <text:p>6.31</text:p>
          </table:table-cell>
          <table:table-cell office:value-type="float" office:value="6.46">
            <text:p>6.4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</text:p>
          </table:table-cell>
          <table:table-cell office:value-type="string">
            <text:p>PAREDES</text:p>
          </table:table-cell>
          <table:table-cell office:value-type="string">
            <text:p>EMPOLI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6.55">
            <text:p>6.55</text:p>
          </table:table-cell>
          <table:table-cell office:value-type="float" office:value="6.65">
            <text:p>6.6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C</text:p>
          </table:table-cell>
          <table:table-cell office:value-type="string">
            <text:p>BADU</text:p>
          </table:table-cell>
          <table:table-cell office:value-type="string">
            <text:p>UDINESE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7">
            <text:p>6.27</text:p>
          </table:table-cell>
          <table:table-cell office:value-type="float" office:value="0">
            <text:p>0</text:p>
          </table:table-cell>
          <table:table-cell table:number-columns-repeated="2" office:value-type="float" office:value="6.96">
            <text:p>6.96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C</text:p>
          </table:table-cell>
          <table:table-cell office:value-type="string">
            <text:p>ZACCAGNI</text:p>
          </table:table-cell>
          <table:table-cell office:value-type="string">
            <text:p>VERONA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6.25">
            <text:p>6.25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</text:p>
          </table:table-cell>
          <table:table-cell office:value-type="string">
            <text:p>UCAN</text:p>
          </table:table-cell>
          <table:table-cell office:value-type="string">
            <text:p>ROMA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6.25">
            <text:p>6.2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</text:p>
          </table:table-cell>
          <table:table-cell office:value-type="string">
            <text:p>KHEDIRA</text:p>
          </table:table-cell>
          <table:table-cell office:value-type="string">
            <text:p>JUVENT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6.88">
            <text:p>6.88</text:p>
          </table:table-cell>
          <table:table-cell office:value-type="float" office:value="7.13">
            <text:p>7.1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C</text:p>
          </table:table-cell>
          <table:table-cell office:value-type="string">
            <text:p>MEDEL</text:p>
          </table:table-cell>
          <table:table-cell office:value-type="string">
            <text:p>IN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6.33">
            <text:p>6.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</text:p>
          </table:table-cell>
          <table:table-cell office:value-type="string">
            <text:p>CIGARINI</text:p>
          </table:table-cell>
          <table:table-cell office:value-type="string">
            <text:p>ATALANT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6.58">
            <text:p>6.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</text:p>
          </table:table-cell>
          <table:table-cell office:value-type="string">
            <text:p>MARTINHO</text:p>
          </table:table-cell>
          <table:table-cell office:value-type="string">
            <text:p>CARP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</text:p>
          </table:table-cell>
          <table:table-cell office:value-type="string">
            <text:p>CASTRO</text:p>
          </table:table-cell>
          <table:table-cell office:value-type="string">
            <text:p>CHIEVO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1">
            <text:p>1</text:p>
          </table:table-cell>
          <table:table-cell table:number-columns-repeated="2" office:value-type="float" office:value="6.54">
            <text:p>6.54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C</text:p>
          </table:table-cell>
          <table:table-cell office:value-type="string">
            <text:p>GIACCHERINI</text:p>
          </table:table-cell>
          <table:table-cell office:value-type="string">
            <text:p>BOLOGN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6.94">
            <text:p>6.94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</text:p>
          </table:table-cell>
          <table:table-cell office:value-type="string">
            <text:p>FLORENZI</text:p>
          </table:table-cell>
          <table:table-cell office:value-type="string">
            <text:p>ROMA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.23">
            <text:p>6.23</text:p>
          </table:table-cell>
          <table:table-cell office:value-type="float" office:value="1">
            <text:p>1</text:p>
          </table:table-cell>
          <table:table-cell office:value-type="float" office:value="6.65">
            <text:p>6.65</text:p>
          </table:table-cell>
          <table:table-cell office:value-type="float" office:value="6.81">
            <text:p>6.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GRASSI</text:p>
          </table:table-cell>
          <table:table-cell office:value-type="string">
            <text:p>ATALANTA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.22">
            <text:p>6.2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">
            <text:p>5.9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</text:p>
          </table:table-cell>
          <table:table-cell office:value-type="string">
            <text:p>BIRSA</text:p>
          </table:table-cell>
          <table:table-cell office:value-type="string">
            <text:p>CHIEVO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1">
            <text:p>6.21</text:p>
          </table:table-cell>
          <table:table-cell office:value-type="float" office:value="0">
            <text:p>0</text:p>
          </table:table-cell>
          <table:table-cell office:value-type="float" office:value="6.57">
            <text:p>6.57</text:p>
          </table:table-cell>
          <table:table-cell office:value-type="float" office:value="6.86">
            <text:p>6.8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</text:p>
          </table:table-cell>
          <table:table-cell office:value-type="string">
            <text:p>ZIELINSKI</text:p>
          </table:table-cell>
          <table:table-cell office:value-type="string">
            <text:p>EMPOLI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.21">
            <text:p>6.21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6.42">
            <text:p>6.4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C</text:p>
          </table:table-cell>
          <table:table-cell office:value-type="string">
            <text:p>PEREYRA</text:p>
          </table:table-cell>
          <table:table-cell office:value-type="string">
            <text:p>JUVENTUS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21">
            <text:p>6.21</text:p>
          </table:table-cell>
          <table:table-cell office:value-type="float" office:value="0">
            <text:p>0</text:p>
          </table:table-cell>
          <table:table-cell office:value-type="float" office:value="6.21">
            <text:p>6.21</text:p>
          </table:table-cell>
          <table:table-cell office:value-type="float" office:value="6.36">
            <text:p>6.3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C</text:p>
          </table:table-cell>
          <table:table-cell office:value-type="string">
            <text:p>LAXALT</text:p>
          </table:table-cell>
          <table:table-cell office:value-type="string">
            <text:p>GENOA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6.18">
            <text:p>6.18</text:p>
          </table:table-cell>
          <table:table-cell office:value-type="float" office:value="1">
            <text:p>1</text:p>
          </table:table-cell>
          <table:table-cell table:number-columns-repeated="2" office:value-type="float" office:value="6.61">
            <text:p>6.6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C</text:p>
          </table:table-cell>
          <table:table-cell office:value-type="string">
            <text:p>PEROTTI</text:p>
          </table:table-cell>
          <table:table-cell office:value-type="string">
            <text:p>GENOA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18">
            <text:p>6.18</text:p>
          </table:table-cell>
          <table:table-cell office:value-type="float" office:value="1">
            <text:p>1</text:p>
          </table:table-cell>
          <table:table-cell office:value-type="float" office:value="6.36">
            <text:p>6.36</text:p>
          </table:table-cell>
          <table:table-cell office:value-type="float" office:value="6.45">
            <text:p>6.4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C</text:p>
          </table:table-cell>
          <table:table-cell office:value-type="string">
            <text:p>BLASZCZYKOWSKI</text:p>
          </table:table-cell>
          <table:table-cell office:value-type="string">
            <text:p>FIORENTINA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17">
            <text:p>6.17</text:p>
          </table:table-cell>
          <table:table-cell office:value-type="float" office:value="0">
            <text:p>0</text:p>
          </table:table-cell>
          <table:table-cell table:number-columns-repeated="2" office:value-type="float" office:value="6.67">
            <text:p>6.6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C</text:p>
          </table:table-cell>
          <table:table-cell office:value-type="string">
            <text:p>RINCON</text:p>
          </table:table-cell>
          <table:table-cell office:value-type="string">
            <text:p>GENOA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15">
            <text:p>6.15</text:p>
          </table:table-cell>
          <table:table-cell office:value-type="float" office:value="0">
            <text:p>0</text:p>
          </table:table-cell>
          <table:table-cell office:value-type="float" office:value="6.27">
            <text:p>6.27</text:p>
          </table:table-cell>
          <table:table-cell office:value-type="float" office:value="6.35">
            <text:p>6.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</text:p>
          </table:table-cell>
          <table:table-cell office:value-type="string">
            <text:p>DE ROON</text:p>
          </table:table-cell>
          <table:table-cell office:value-type="string">
            <text:p>ATALANTA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6.15">
            <text:p>6.15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C</text:p>
          </table:table-cell>
          <table:table-cell office:value-type="string">
            <text:p>NAINGGOLAN</text:p>
          </table:table-cell>
          <table:table-cell office:value-type="string">
            <text:p>ROM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0">
            <text:p>0</text:p>
          </table:table-cell>
          <table:table-cell office:value-type="float" office:value="6.07">
            <text:p>6.07</text:p>
          </table:table-cell>
          <table:table-cell office:value-type="float" office:value="6.14">
            <text:p>6.14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C</text:p>
          </table:table-cell>
          <table:table-cell office:value-type="string">
            <text:p>VIVIANI</text:p>
          </table:table-cell>
          <table:table-cell office:value-type="string">
            <text:p>VERON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6.93">
            <text:p>6.93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C</text:p>
          </table:table-cell>
          <table:table-cell office:value-type="string">
            <text:p>LODI</text:p>
          </table:table-cell>
          <table:table-cell office:value-type="string">
            <text:p>UDINES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13">
            <text:p>6.13</text:p>
          </table:table-cell>
          <table:table-cell office:value-type="float" office:value="0">
            <text:p>0</text:p>
          </table:table-cell>
          <table:table-cell table:number-columns-repeated="2" office:value-type="float" office:value="6.38">
            <text:p>6.38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C</text:p>
          </table:table-cell>
          <table:table-cell office:value-type="string">
            <text:p>BENASSI</text:p>
          </table:table-cell>
          <table:table-cell office:value-type="string">
            <text:p>TORIN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13">
            <text:p>6.13</text:p>
          </table:table-cell>
          <table:table-cell office:value-type="float" office:value="0">
            <text:p>0</text:p>
          </table:table-cell>
          <table:table-cell table:number-columns-repeated="2" office:value-type="float" office:value="6.38">
            <text:p>6.3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</text:p>
          </table:table-cell>
          <table:table-cell office:value-type="string">
            <text:p>HETEMAJ</text:p>
          </table:table-cell>
          <table:table-cell office:value-type="string">
            <text:p>CHIEVO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13">
            <text:p>6.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9">
            <text:p>6.2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C</text:p>
          </table:table-cell>
          <table:table-cell office:value-type="string">
            <text:p>MAGNANELLI</text:p>
          </table:table-cell>
          <table:table-cell office:value-type="string">
            <text:p>SASSUOLO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table:number-columns-repeated="2" office:value-type="float" office:value="6.23">
            <text:p>6.23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C</text:p>
          </table:table-cell>
          <table:table-cell office:value-type="string">
            <text:p>DE ROSSI</text:p>
          </table:table-cell>
          <table:table-cell office:value-type="string">
            <text:p>ROM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table:number-columns-repeated="2" office:value-type="float" office:value="6.15">
            <text:p>6.1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</text:p>
          </table:table-cell>
          <table:table-cell office:value-type="string">
            <text:p>VECINO</text:p>
          </table:table-cell>
          <table:table-cell office:value-type="string">
            <text:p>FIORENTINA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office:value-type="float" office:value="5.95">
            <text:p>5.95</text:p>
          </table:table-cell>
          <table:table-cell office:value-type="float" office:value="6.05">
            <text:p>6.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office:value-type="string">
            <text:p>D'ALESSANDRO</text:p>
          </table:table-cell>
          <table:table-cell office:value-type="string">
            <text:p>ATALANTA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office:value-type="float" office:value="6.08">
            <text:p>6.08</text:p>
          </table:table-cell>
          <table:table-cell office:value-type="float" office:value="6.25">
            <text:p>6.2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C</text:p>
          </table:table-cell>
          <table:table-cell office:value-type="string">
            <text:p>VAINQUEUR</text:p>
          </table:table-cell>
          <table:table-cell office:value-type="string">
            <text:p>ROM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table:number-columns-repeated="2" office:value-type="float" office:value="5.92">
            <text:p>5.9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</text:p>
          </table:table-cell>
          <table:table-cell office:value-type="string">
            <text:p>KRUNIC</text:p>
          </table:table-cell>
          <table:table-cell office:value-type="string">
            <text:p>EMPOLI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table:number-columns-repeated="2" office:value-type="float" office:value="6.36">
            <text:p>6.3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C</text:p>
          </table:table-cell>
          <table:table-cell office:value-type="string">
            <text:p>LAZOVIC</text:p>
          </table:table-cell>
          <table:table-cell office:value-type="string">
            <text:p>GENOA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6.07">
            <text:p>6.07</text:p>
          </table:table-cell>
          <table:table-cell office:value-type="float" office:value="6.36">
            <text:p>6.3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</text:p>
          </table:table-cell>
          <table:table-cell office:value-type="string">
            <text:p>DI GAUDIO</text:p>
          </table:table-cell>
          <table:table-cell office:value-type="string">
            <text:p>CARPI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06">
            <text:p>6.06</text:p>
          </table:table-cell>
          <table:table-cell office:value-type="float" office:value="0">
            <text:p>0</text:p>
          </table:table-cell>
          <table:table-cell office:value-type="float" office:value="6.33">
            <text:p>6.33</text:p>
          </table:table-cell>
          <table:table-cell office:value-type="float" office:value="6.44">
            <text:p>6.44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C</text:p>
          </table:table-cell>
          <table:table-cell office:value-type="string">
            <text:p>DONSAH</text:p>
          </table:table-cell>
          <table:table-cell office:value-type="string">
            <text:p>BOLOGN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06">
            <text:p>6.06</text:p>
          </table:table-cell>
          <table:table-cell office:value-type="float" office:value="0">
            <text:p>0</text:p>
          </table:table-cell>
          <table:table-cell table:number-columns-repeated="2" office:value-type="float" office:value="6.31">
            <text:p>6.3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C</text:p>
          </table:table-cell>
          <table:table-cell office:value-type="string">
            <text:p>MOUNIER</text:p>
          </table:table-cell>
          <table:table-cell office:value-type="string">
            <text:p>BOLOG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05">
            <text:p>6.05</text:p>
          </table:table-cell>
          <table:table-cell office:value-type="float" office:value="0">
            <text:p>0</text:p>
          </table:table-cell>
          <table:table-cell table:number-columns-repeated="2" office:value-type="float" office:value="6.73">
            <text:p>6.7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C</text:p>
          </table:table-cell>
          <table:table-cell office:value-type="string">
            <text:p>PAGANINI</text:p>
          </table:table-cell>
          <table:table-cell office:value-type="string">
            <text:p>FROSINON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05">
            <text:p>6.05</text:p>
          </table:table-cell>
          <table:table-cell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6.23">
            <text:p>6.2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C</text:p>
          </table:table-cell>
          <table:table-cell office:value-type="string">
            <text:p>CANDREVA</text:p>
          </table:table-cell>
          <table:table-cell office:value-type="string">
            <text:p>LAZIO</text:p>
          </table:table-cell>
          <table:table-cell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  <table:table-cell table:number-columns-repeated="2" office:value-type="float" office:value="6.35">
            <text:p>6.3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C</text:p>
          </table:table-cell>
          <table:table-cell office:value-type="string">
            <text:p>FELIPE ANDERSON</text:p>
          </table:table-cell>
          <table:table-cell office:value-type="string">
            <text:p>LAZIO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04">
            <text:p>6.04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  <table:table-cell office:value-type="float" office:value="6.89">
            <text:p>6.8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C</text:p>
          </table:table-cell>
          <table:table-cell office:value-type="string">
            <text:p>TAIDER</text:p>
          </table:table-cell>
          <table:table-cell office:value-type="string">
            <text:p>BOLOGN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89">
            <text:p>5.8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C</text:p>
          </table:table-cell>
          <table:table-cell office:value-type="string">
            <text:p>MARCHISIO</text:p>
          </table:table-cell>
          <table:table-cell office:value-type="string">
            <text:p>JUVENTU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79">
            <text:p>5.7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C</text:p>
          </table:table-cell>
          <table:table-cell office:value-type="string">
            <text:p>BROZOVIC</text:p>
          </table:table-cell>
          <table:table-cell office:value-type="string">
            <text:p>INT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.36">
            <text:p>6.3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</text:p>
          </table:table-cell>
          <table:table-cell office:value-type="string">
            <text:p>SAMMARCO</text:p>
          </table:table-cell>
          <table:table-cell office:value-type="string">
            <text:p>FROSINO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.22">
            <text:p>6.22</text:p>
          </table:table-cell>
          <table:table-cell office:value-type="float" office:value="6.33">
            <text:p>6.3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</text:p>
          </table:table-cell>
          <table:table-cell office:value-type="string">
            <text:p>RONALDO P</text:p>
          </table:table-cell>
          <table:table-cell office:value-type="string">
            <text:p>EMPOL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</text:p>
          </table:table-cell>
          <table:table-cell office:value-type="string">
            <text:p>BADELJ</text:p>
          </table:table-cell>
          <table:table-cell office:value-type="string">
            <text:p>FIORENTI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77">
            <text:p>5.7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C</text:p>
          </table:table-cell>
          <table:table-cell office:value-type="string">
            <text:p>CROCE</text:p>
          </table:table-cell>
          <table:table-cell office:value-type="string">
            <text:p>EMPOL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.92">
            <text:p>5.92</text:p>
          </table:table-cell>
          <table:table-cell office:value-type="float" office:value="6.08">
            <text:p>6.08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</text:p>
          </table:table-cell>
          <table:table-cell office:value-type="string">
            <text:p>BERTOLACCI</text:p>
          </table:table-cell>
          <table:table-cell office:value-type="string">
            <text:p>MILA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.31">
            <text:p>6.31</text:p>
          </table:table-cell>
          <table:table-cell office:value-type="float" office:value="6.44">
            <text:p>6.4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C</text:p>
          </table:table-cell>
          <table:table-cell office:value-type="string">
            <text:p>ACQUAH</text:p>
          </table:table-cell>
          <table:table-cell office:value-type="string">
            <text:p>TORINO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.12">
            <text:p>6.12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C</text:p>
          </table:table-cell>
          <table:table-cell office:value-type="string">
            <text:p>WSZOLEK</text:p>
          </table:table-cell>
          <table:table-cell office:value-type="string">
            <text:p>VERONA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C</text:p>
          </table:table-cell>
          <table:table-cell office:value-type="string">
            <text:p>MERKEL</text:p>
          </table:table-cell>
          <table:table-cell office:value-type="string">
            <text:p>UDINESE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C</text:p>
          </table:table-cell>
          <table:table-cell office:value-type="string">
            <text:p>VIVES</text:p>
          </table:table-cell>
          <table:table-cell office:value-type="string">
            <text:p>TORINO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.08">
            <text:p>6.08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C</text:p>
          </table:table-cell>
          <table:table-cell office:value-type="string">
            <text:p>MILINKOVIC-SAVIC</text:p>
          </table:table-cell>
          <table:table-cell office:value-type="string">
            <text:p>LAZIO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8">
            <text:p>5.8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C</text:p>
          </table:table-cell>
          <table:table-cell office:value-type="string">
            <text:p>LEMINA</text:p>
          </table:table-cell>
          <table:table-cell office:value-type="string">
            <text:p>JUVENTU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.3">
            <text:p>6.3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C</text:p>
          </table:table-cell>
          <table:table-cell office:value-type="string">
            <text:p>FELIPE MELO</text:p>
          </table:table-cell>
          <table:table-cell office:value-type="string">
            <text:p>INTER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C</text:p>
          </table:table-cell>
          <table:table-cell office:value-type="string">
            <text:p>PRCIC</text:p>
          </table:table-cell>
          <table:table-cell office:value-type="string">
            <text:p>TORINO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C</text:p>
          </table:table-cell>
          <table:table-cell office:value-type="string">
            <text:p>ROCCA</text:p>
          </table:table-cell>
          <table:table-cell office:value-type="string">
            <text:p>SAMPDORIA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</text:p>
          </table:table-cell>
          <table:table-cell office:value-type="string">
            <text:p>DIAWARA</text:p>
          </table:table-cell>
          <table:table-cell office:value-type="string">
            <text:p>BOLOGNA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table:number-columns-repeated="2" office:value-type="float" office:value="5.85">
            <text:p>5.8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</text:p>
          </table:table-cell>
          <table:table-cell office:value-type="string">
            <text:p>KUCKA</text:p>
          </table:table-cell>
          <table:table-cell office:value-type="string">
            <text:p>MILAN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office:value-type="float" office:value="5.81">
            <text:p>5.81</text:p>
          </table:table-cell>
          <table:table-cell office:value-type="float" office:value="5.88">
            <text:p>5.8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</text:p>
          </table:table-cell>
          <table:table-cell office:value-type="string">
            <text:p>RIGONI N</text:p>
          </table:table-cell>
          <table:table-cell office:value-type="string">
            <text:p>CHIEVO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95">
            <text:p>5.95</text:p>
          </table:table-cell>
          <table:table-cell office:value-type="float" office:value="0">
            <text:p>0</text:p>
          </table:table-cell>
          <table:table-cell table:number-columns-repeated="2" office:value-type="float" office:value="5.8">
            <text:p>5.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C</text:p>
          </table:table-cell>
          <table:table-cell office:value-type="string">
            <text:p>HALLFREDSSON</text:p>
          </table:table-cell>
          <table:table-cell office:value-type="string">
            <text:p>VERON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95">
            <text:p>5.95</text:p>
          </table:table-cell>
          <table:table-cell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5.85">
            <text:p>5.85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C</text:p>
          </table:table-cell>
          <table:table-cell office:value-type="string">
            <text:p>FEDELE</text:p>
          </table:table-cell>
          <table:table-cell office:value-type="string">
            <text:p>CARPI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94">
            <text:p>5.94</text:p>
          </table:table-cell>
          <table:table-cell office:value-type="float" office:value="0">
            <text:p>0</text:p>
          </table:table-cell>
          <table:table-cell table:number-columns-repeated="2" office:value-type="float" office:value="5.81">
            <text:p>5.8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C</text:p>
          </table:table-cell>
          <table:table-cell office:value-type="string">
            <text:p>DUNCAN</text:p>
          </table:table-cell>
          <table:table-cell office:value-type="string">
            <text:p>SASSUOLO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94">
            <text:p>5.94</text:p>
          </table:table-cell>
          <table:table-cell office:value-type="float" office:value="0">
            <text:p>0</text:p>
          </table:table-cell>
          <table:table-cell table:number-columns-repeated="2" office:value-type="float" office:value="5.89">
            <text:p>5.8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C</text:p>
          </table:table-cell>
          <table:table-cell office:value-type="string">
            <text:p>RIGONI</text:p>
          </table:table-cell>
          <table:table-cell office:value-type="string">
            <text:p>PALERMO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94">
            <text:p>5.94</text:p>
          </table:table-cell>
          <table:table-cell office:value-type="float" office:value="0">
            <text:p>0</text:p>
          </table:table-cell>
          <table:table-cell table:number-columns-repeated="2" office:value-type="float" office:value="6.17">
            <text:p>6.1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</text:p>
          </table:table-cell>
          <table:table-cell office:value-type="string">
            <text:p>CHIBSAH</text:p>
          </table:table-cell>
          <table:table-cell office:value-type="string">
            <text:p>FROSINONE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94">
            <text:p>5.94</text:p>
          </table:table-cell>
          <table:table-cell office:value-type="float" office:value="0">
            <text:p>0</text:p>
          </table:table-cell>
          <table:table-cell office:value-type="float" office:value="5.94">
            <text:p>5.94</text:p>
          </table:table-cell>
          <table:table-cell office:value-type="float" office:value="6.06">
            <text:p>6.0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C</text:p>
          </table:table-cell>
          <table:table-cell office:value-type="string">
            <text:p>KISHNA</text:p>
          </table:table-cell>
          <table:table-cell office:value-type="string">
            <text:p>LAZIO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94">
            <text:p>5.94</text:p>
          </table:table-cell>
          <table:table-cell office:value-type="float" office:value="0">
            <text:p>0</text:p>
          </table:table-cell>
          <table:table-cell table:number-columns-repeated="2" office:value-type="float" office:value="6.61">
            <text:p>6.6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C</text:p>
          </table:table-cell>
          <table:table-cell office:value-type="string">
            <text:p>POGBA</text:p>
          </table:table-cell>
          <table:table-cell office:value-type="string">
            <text:p>JUVENTUS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93">
            <text:p>5.93</text:p>
          </table:table-cell>
          <table:table-cell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6.04">
            <text:p>6.0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</text:p>
          </table:table-cell>
          <table:table-cell office:value-type="string">
            <text:p>KEITA S</text:p>
          </table:table-cell>
          <table:table-cell office:value-type="string">
            <text:p>ROMA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5.93">
            <text:p>5.93</text:p>
          </table:table-cell>
          <table:table-cell office:value-type="float" office:value="0">
            <text:p>0</text:p>
          </table:table-cell>
          <table:table-cell table:number-columns-repeated="2" office:value-type="float" office:value="5.93">
            <text:p>5.9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string">
            <text:p>BRIENZA</text:p>
          </table:table-cell>
          <table:table-cell office:value-type="string">
            <text:p>BOLOGNA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office:value-type="float" office:value="6.15">
            <text:p>6.15</text:p>
          </table:table-cell>
          <table:table-cell office:value-type="float" office:value="6.23">
            <text:p>6.2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C</text:p>
          </table:table-cell>
          <table:table-cell office:value-type="string">
            <text:p>TONEV</text:p>
          </table:table-cell>
          <table:table-cell office:value-type="string">
            <text:p>FROSINONE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table:number-columns-repeated="2" office:value-type="float" office:value="5.92">
            <text:p>5.9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C</text:p>
          </table:table-cell>
          <table:table-cell office:value-type="string">
            <text:p>BRUNO FERNANDES</text:p>
          </table:table-cell>
          <table:table-cell office:value-type="string">
            <text:p>UDINESE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91">
            <text:p>5.91</text:p>
          </table:table-cell>
          <table:table-cell office:value-type="float" office:value="0">
            <text:p>0</text:p>
          </table:table-cell>
          <table:table-cell table:number-columns-repeated="2" office:value-type="float" office:value="5.73">
            <text:p>5.7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C</text:p>
          </table:table-cell>
          <table:table-cell office:value-type="string">
            <text:p>MARESCA</text:p>
          </table:table-cell>
          <table:table-cell office:value-type="string">
            <text:p>PALERM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2" office:value-type="float" office:value="5.8">
            <text:p>5.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</text:p>
          </table:table-cell>
          <table:table-cell office:value-type="string">
            <text:p>MIGLIACCIO</text:p>
          </table:table-cell>
          <table:table-cell office:value-type="string">
            <text:p>ATALANT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2" office:value-type="float" office:value="5.8">
            <text:p>5.8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C</text:p>
          </table:table-cell>
          <table:table-cell office:value-type="string">
            <text:p>IVAN</text:p>
          </table:table-cell>
          <table:table-cell office:value-type="string">
            <text:p>SAMPDORIA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89">
            <text:p>5.89</text:p>
          </table:table-cell>
          <table:table-cell office:value-type="float" office:value="0">
            <text:p>0</text:p>
          </table:table-cell>
          <table:table-cell table:number-columns-repeated="2" office:value-type="float" office:value="5.72">
            <text:p>5.72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C</text:p>
          </table:table-cell>
          <table:table-cell office:value-type="string">
            <text:p>SORIANO</text:p>
          </table:table-cell>
          <table:table-cell office:value-type="string">
            <text:p>SAMPDORIA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9">
            <text:p>5.89</text:p>
          </table:table-cell>
          <table:table-cell office:value-type="float" office:value="0">
            <text:p>0</text:p>
          </table:table-cell>
          <table:table-cell office:value-type="float" office:value="6.43">
            <text:p>6.43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C</text:p>
          </table:table-cell>
          <table:table-cell office:value-type="string">
            <text:p>LARIBI</text:p>
          </table:table-cell>
          <table:table-cell office:value-type="string">
            <text:p>SASSUOLO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8">
            <text:p>5.88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C</text:p>
          </table:table-cell>
          <table:table-cell office:value-type="string">
            <text:p>MONTOLIVO</text:p>
          </table:table-cell>
          <table:table-cell office:value-type="string">
            <text:p>MILA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5.92">
            <text:p>5.9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</text:p>
          </table:table-cell>
          <table:table-cell office:value-type="string">
            <text:p>RADOVANOVIC</text:p>
          </table:table-cell>
          <table:table-cell office:value-type="string">
            <text:p>CHIEV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</text:p>
          </table:table-cell>
          <table:table-cell office:value-type="string">
            <text:p>FERNANDEZ M</text:p>
          </table:table-cell>
          <table:table-cell office:value-type="string">
            <text:p>FIORENTIN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C</text:p>
          </table:table-cell>
          <table:table-cell office:value-type="string">
            <text:p>FRARA</text:p>
          </table:table-cell>
          <table:table-cell office:value-type="string">
            <text:p>FROSINON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table:number-columns-repeated="2" office:value-type="float" office:value="6.63">
            <text:p>6.63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C</text:p>
          </table:table-cell>
          <table:table-cell office:value-type="string">
            <text:p>VERDU'</text:p>
          </table:table-cell>
          <table:table-cell office:value-type="string">
            <text:p>FIORENTINA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table:number-columns-repeated="2" office:value-type="float" office:value="6.63">
            <text:p>6.63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C</text:p>
          </table:table-cell>
          <table:table-cell office:value-type="string">
            <text:p>CARBONERO</text:p>
          </table:table-cell>
          <table:table-cell office:value-type="string">
            <text:p>SAMPDORI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5.79">
            <text:p>5.79</text:p>
          </table:table-cell>
          <table:table-cell office:value-type="float" office:value="5.93">
            <text:p>5.93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</text:p>
          </table:table-cell>
          <table:table-cell office:value-type="string">
            <text:p>HILJEMARK</text:p>
          </table:table-cell>
          <table:table-cell office:value-type="string">
            <text:p>PALERMO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table:number-columns-repeated="2" office:value-type="float" office:value="6.39">
            <text:p>6.39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C</text:p>
          </table:table-cell>
          <table:table-cell office:value-type="string">
            <text:p>BIONDINI</text:p>
          </table:table-cell>
          <table:table-cell office:value-type="string">
            <text:p>SASSUOLO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table:number-columns-repeated="2" office:value-type="float" office:value="5.64">
            <text:p>5.6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C</text:p>
          </table:table-cell>
          <table:table-cell office:value-type="string">
            <text:p>PAROLO</text:p>
          </table:table-cell>
          <table:table-cell office:value-type="string">
            <text:p>LAZIO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0">
            <text:p>0</text:p>
          </table:table-cell>
          <table:table-cell table:number-columns-repeated="2" office:value-type="float" office:value="6.1">
            <text:p>6.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C</text:p>
          </table:table-cell>
          <table:table-cell office:value-type="string">
            <text:p>TINO COSTA</text:p>
          </table:table-cell>
          <table:table-cell office:value-type="string">
            <text:p>GENOA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85">
            <text:p>5.85</text:p>
          </table:table-cell>
          <table:table-cell office:value-type="float" office:value="0">
            <text:p>0</text:p>
          </table:table-cell>
          <table:table-cell table:number-columns-repeated="2" office:value-type="float" office:value="5.7">
            <text:p>5.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</text:p>
          </table:table-cell>
          <table:table-cell office:value-type="string">
            <text:p>RIZZO</text:p>
          </table:table-cell>
          <table:table-cell office:value-type="string">
            <text:p>BOLOGNA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5">
            <text:p>5.85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</text:p>
          </table:table-cell>
          <table:table-cell office:value-type="string">
            <text:p>PASCIUTI</text:p>
          </table:table-cell>
          <table:table-cell office:value-type="string">
            <text:p>CARPI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table:number-columns-repeated="2" office:value-type="float" office:value="5.83">
            <text:p>5.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C</text:p>
          </table:table-cell>
          <table:table-cell office:value-type="string">
            <text:p>GORI</text:p>
          </table:table-cell>
          <table:table-cell office:value-type="string">
            <text:p>FROSINO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table:number-columns-repeated="2" office:value-type="float" office:value="5.72">
            <text:p>5.72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C</text:p>
          </table:table-cell>
          <table:table-cell office:value-type="string">
            <text:p>QUAISON</text:p>
          </table:table-cell>
          <table:table-cell office:value-type="string">
            <text:p>PALERMO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5.92">
            <text:p>5.92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C</text:p>
          </table:table-cell>
          <table:table-cell office:value-type="string">
            <text:p>GAZZI</text:p>
          </table:table-cell>
          <table:table-cell office:value-type="string">
            <text:p>TORI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table:number-columns-repeated="2" office:value-type="float" office:value="5.67">
            <text:p>5.6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C</text:p>
          </table:table-cell>
          <table:table-cell office:value-type="string">
            <text:p>PEPE</text:p>
          </table:table-cell>
          <table:table-cell office:value-type="string">
            <text:p>CHIEVO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1">
            <text:p>1</text:p>
          </table:table-cell>
          <table:table-cell table:number-columns-repeated="2" office:value-type="float" office:value="6.06">
            <text:p>6.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</text:p>
          </table:table-cell>
          <table:table-cell office:value-type="string">
            <text:p>KURTIC</text:p>
          </table:table-cell>
          <table:table-cell office:value-type="string">
            <text:p>ATALANTA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82">
            <text:p>5.82</text:p>
          </table:table-cell>
          <table:table-cell office:value-type="float" office:value="0">
            <text:p>0</text:p>
          </table:table-cell>
          <table:table-cell table:number-columns-repeated="2" office:value-type="float" office:value="5.77">
            <text:p>5.7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C</text:p>
          </table:table-cell>
          <table:table-cell office:value-type="string">
            <text:p>GUCHER</text:p>
          </table:table-cell>
          <table:table-cell office:value-type="string">
            <text:p>FROSINONE</text:p>
          </table:table-cell>
          <table:table-cell office:value-type="float" office:value="8">
            <text:p>8</text:p>
          </table:table-cell>
          <table:table-cell table:number-columns-repeated="12" office:value-type="float" office:value="0">
            <text:p>0</text:p>
          </table:table-cell>
          <table:table-cell office:value-type="float" office:value="5.81">
            <text:p>5.81</text:p>
          </table:table-cell>
          <table:table-cell office:value-type="float" office:value="0">
            <text:p>0</text:p>
          </table:table-cell>
          <table:table-cell table:number-columns-repeated="2" office:value-type="float" office:value="5.81">
            <text:p>5.8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C</text:p>
          </table:table-cell>
          <table:table-cell office:value-type="string">
            <text:p>FERNANDO</text:p>
          </table:table-cell>
          <table:table-cell office:value-type="string">
            <text:p>SAMPDORIA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1">
            <text:p>5.81</text:p>
          </table:table-cell>
          <table:table-cell office:value-type="float" office:value="0">
            <text:p>0</text:p>
          </table:table-cell>
          <table:table-cell office:value-type="float" office:value="5.81">
            <text:p>5.81</text:p>
          </table:table-cell>
          <table:table-cell office:value-type="float" office:value="5.88">
            <text:p>5.8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C</text:p>
          </table:table-cell>
          <table:table-cell office:value-type="string">
            <text:p>TACHTSIDIS</text:p>
          </table:table-cell>
          <table:table-cell office:value-type="string">
            <text:p>GENOA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</text:p>
          </table:table-cell>
          <table:table-cell office:value-type="string">
            <text:p>BRIGHI</text:p>
          </table:table-cell>
          <table:table-cell office:value-type="string">
            <text:p>BOLOGN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2" office:value-type="float" office:value="5.7">
            <text:p>5.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</text:p>
          </table:table-cell>
          <table:table-cell office:value-type="string">
            <text:p>SUAREZ</text:p>
          </table:table-cell>
          <table:table-cell office:value-type="string">
            <text:p>FIORENTIN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79">
            <text:p>5.79</text:p>
          </table:table-cell>
          <table:table-cell office:value-type="float" office:value="0">
            <text:p>0</text:p>
          </table:table-cell>
          <table:table-cell table:number-columns-repeated="2" office:value-type="float" office:value="6.07">
            <text:p>6.0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</text:p>
          </table:table-cell>
          <table:table-cell office:value-type="string">
            <text:p>KONDOGBIA</text:p>
          </table:table-cell>
          <table:table-cell office:value-type="string">
            <text:p>IN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5.96">
            <text:p>5.9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C</text:p>
          </table:table-cell>
          <table:table-cell office:value-type="string">
            <text:p>CATALDI</text:p>
          </table:table-cell>
          <table:table-cell office:value-type="string">
            <text:p>LAZI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79">
            <text:p>5.79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5.64">
            <text:p>5.64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C</text:p>
          </table:table-cell>
          <table:table-cell office:value-type="string">
            <text:p>EL KADDOURI</text:p>
          </table:table-cell>
          <table:table-cell office:value-type="string">
            <text:p>NAPOLI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79">
            <text:p>5.79</text:p>
          </table:table-cell>
          <table:table-cell office:value-type="float" office:value="0">
            <text:p>0</text:p>
          </table:table-cell>
          <table:table-cell table:number-columns-repeated="2" office:value-type="float" office:value="5.64">
            <text:p>5.64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C</text:p>
          </table:table-cell>
          <table:table-cell office:value-type="string">
            <text:p>NTCHAM</text:p>
          </table:table-cell>
          <table:table-cell office:value-type="string">
            <text:p>GENOA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77">
            <text:p>5.77</text:p>
          </table:table-cell>
          <table:table-cell office:value-type="float" office:value="0">
            <text:p>0</text:p>
          </table:table-cell>
          <table:table-cell office:value-type="float" office:value="5.68">
            <text:p>5.68</text:p>
          </table:table-cell>
          <table:table-cell office:value-type="float" office:value="5.77">
            <text:p>5.7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</text:p>
          </table:table-cell>
          <table:table-cell office:value-type="string">
            <text:p>DIOUSSE'</text:p>
          </table:table-cell>
          <table:table-cell office:value-type="string">
            <text:p>EMPOLI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77">
            <text:p>5.77</text:p>
          </table:table-cell>
          <table:table-cell office:value-type="float" office:value="0">
            <text:p>0</text:p>
          </table:table-cell>
          <table:table-cell table:number-columns-repeated="2" office:value-type="float" office:value="5.59">
            <text:p>5.59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C</text:p>
          </table:table-cell>
          <table:table-cell office:value-type="string">
            <text:p>PALOMBO</text:p>
          </table:table-cell>
          <table:table-cell office:value-type="string">
            <text:p>SAMPDORIA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C</text:p>
          </table:table-cell>
          <table:table-cell office:value-type="string">
            <text:p>NOCERINO</text:p>
          </table:table-cell>
          <table:table-cell office:value-type="string">
            <text:p>MILAN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C</text:p>
          </table:table-cell>
          <table:table-cell office:value-type="string">
            <text:p>POLI</text:p>
          </table:table-cell>
          <table:table-cell office:value-type="string">
            <text:p>MILAN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C</text:p>
          </table:table-cell>
          <table:table-cell office:value-type="string">
            <text:p>MAIELLO</text:p>
          </table:table-cell>
          <table:table-cell office:value-type="string">
            <text:p>EMPOL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67">
            <text:p>5.67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C</text:p>
          </table:table-cell>
          <table:table-cell office:value-type="string">
            <text:p>FALCO</text:p>
          </table:table-cell>
          <table:table-cell office:value-type="string">
            <text:p>BOLOGN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63">
            <text:p>5.63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C</text:p>
          </table:table-cell>
          <table:table-cell office:value-type="string">
            <text:p>DZEMAILI</text:p>
          </table:table-cell>
          <table:table-cell office:value-type="string">
            <text:p>GENO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88">
            <text:p>5.88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C</text:p>
          </table:table-cell>
          <table:table-cell office:value-type="string">
            <text:p>PERISIC</text:p>
          </table:table-cell>
          <table:table-cell office:value-type="string">
            <text:p>INTER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1">
            <text:p>1</text:p>
          </table:table-cell>
          <table:table-cell table:number-columns-repeated="2" office:value-type="float" office:value="6.23">
            <text:p>6.23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C</text:p>
          </table:table-cell>
          <table:table-cell office:value-type="string">
            <text:p>BARRETO E</text:p>
          </table:table-cell>
          <table:table-cell office:value-type="string">
            <text:p>SAMPDORIA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0">
            <text:p>0</text:p>
          </table:table-cell>
          <table:table-cell office:value-type="float" office:value="5.65">
            <text:p>5.65</text:p>
          </table:table-cell>
          <table:table-cell office:value-type="float" office:value="5.73">
            <text:p>5.7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C</text:p>
          </table:table-cell>
          <table:table-cell office:value-type="string">
            <text:p>GUARIN</text:p>
          </table:table-cell>
          <table:table-cell office:value-type="string">
            <text:p>INT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0">
            <text:p>0</text:p>
          </table:table-cell>
          <table:table-cell table:number-columns-repeated="2" office:value-type="float" office:value="5.73">
            <text:p>5.7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C</text:p>
          </table:table-cell>
          <table:table-cell office:value-type="string">
            <text:p>HERNANES</text:p>
          </table:table-cell>
          <table:table-cell office:value-type="string">
            <text:p>JUVENTU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1">
            <text:p>5.71</text:p>
          </table:table-cell>
          <table:table-cell office:value-type="float" office:value="0">
            <text:p>0</text:p>
          </table:table-cell>
          <table:table-cell table:number-columns-repeated="2" office:value-type="float" office:value="5.64">
            <text:p>5.6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C</text:p>
          </table:table-cell>
          <table:table-cell office:value-type="string">
            <text:p>STURARO</text:p>
          </table:table-cell>
          <table:table-cell office:value-type="string">
            <text:p>JUVENTUS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71">
            <text:p>5.7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C</text:p>
          </table:table-cell>
          <table:table-cell office:value-type="string">
            <text:p>LULIC</text:p>
          </table:table-cell>
          <table:table-cell office:value-type="string">
            <text:p>LAZIO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71">
            <text:p>5.71</text:p>
          </table:table-cell>
          <table:table-cell office:value-type="float" office:value="0">
            <text:p>0</text:p>
          </table:table-cell>
          <table:table-cell office:value-type="float" office:value="5.79">
            <text:p>5.79</text:p>
          </table:table-cell>
          <table:table-cell office:value-type="float" office:value="5.93">
            <text:p>5.93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C</text:p>
          </table:table-cell>
          <table:table-cell office:value-type="string">
            <text:p>CAPEL</text:p>
          </table:table-cell>
          <table:table-cell office:value-type="string">
            <text:p>GENO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1">
            <text:p>5.71</text:p>
          </table:table-cell>
          <table:table-cell office:value-type="float" office:value="0">
            <text:p>0</text:p>
          </table:table-cell>
          <table:table-cell table:number-columns-repeated="2" office:value-type="float" office:value="5.64">
            <text:p>5.6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</text:p>
          </table:table-cell>
          <table:table-cell office:value-type="string">
            <text:p>BIANCO</text:p>
          </table:table-cell>
          <table:table-cell office:value-type="string">
            <text:p>CARPI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69">
            <text:p>5.69</text:p>
          </table:table-cell>
          <table:table-cell office:value-type="float" office:value="0">
            <text:p>0</text:p>
          </table:table-cell>
          <table:table-cell table:number-columns-repeated="2" office:value-type="float" office:value="5.56">
            <text:p>5.5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C</text:p>
          </table:table-cell>
          <table:table-cell office:value-type="string">
            <text:p>CORREA</text:p>
          </table:table-cell>
          <table:table-cell office:value-type="string">
            <text:p>SAMPDORI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69">
            <text:p>5.69</text:p>
          </table:table-cell>
          <table:table-cell office:value-type="float" office:value="0">
            <text:p>0</text:p>
          </table:table-cell>
          <table:table-cell table:number-columns-repeated="2" office:value-type="float" office:value="5.63">
            <text:p>5.6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C</text:p>
          </table:table-cell>
          <table:table-cell office:value-type="string">
            <text:p>GRECO</text:p>
          </table:table-cell>
          <table:table-cell office:value-type="string">
            <text:p>VERONA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5.68">
            <text:p>5.68</text:p>
          </table:table-cell>
          <table:table-cell office:value-type="float" office:value="0">
            <text:p>0</text:p>
          </table:table-cell>
          <table:table-cell table:number-columns-repeated="2" office:value-type="float" office:value="5.54">
            <text:p>5.54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C</text:p>
          </table:table-cell>
          <table:table-cell office:value-type="string">
            <text:p>MAURI</text:p>
          </table:table-cell>
          <table:table-cell office:value-type="string">
            <text:p>LAZIO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">
            <text:p>5.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</text:p>
          </table:table-cell>
          <table:table-cell office:value-type="string">
            <text:p>CRISETIG</text:p>
          </table:table-cell>
          <table:table-cell office:value-type="string">
            <text:p>BOLOG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CARMONA</text:p>
          </table:table-cell>
          <table:table-cell office:value-type="string">
            <text:p>ATALANT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5.33">
            <text:p>5.3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</text:p>
          </table:table-cell>
          <table:table-cell office:value-type="string">
            <text:p>MARRONE</text:p>
          </table:table-cell>
          <table:table-cell office:value-type="string">
            <text:p>CARPI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table:number-columns-repeated="2" office:value-type="float" office:value="5.79">
            <text:p>5.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C</text:p>
          </table:table-cell>
          <table:table-cell office:value-type="string">
            <text:p>DAVID LOPEZ</text:p>
          </table:table-cell>
          <table:table-cell office:value-type="string">
            <text:p>NAPOLI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table:number-columns-repeated="2" office:value-type="float" office:value="5.64">
            <text:p>5.6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C</text:p>
          </table:table-cell>
          <table:table-cell office:value-type="string">
            <text:p>PULGAR</text:p>
          </table:table-cell>
          <table:table-cell office:value-type="string">
            <text:p>BOLOGN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table:number-columns-repeated="2" office:value-type="float" office:value="5.57">
            <text:p>5.57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C</text:p>
          </table:table-cell>
          <table:table-cell office:value-type="string">
            <text:p>JANKOVIC</text:p>
          </table:table-cell>
          <table:table-cell office:value-type="string">
            <text:p>VERON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61">
            <text:p>5.61</text:p>
          </table:table-cell>
          <table:table-cell office:value-type="float" office:value="0">
            <text:p>0</text:p>
          </table:table-cell>
          <table:table-cell table:number-columns-repeated="2" office:value-type="float" office:value="5.72">
            <text:p>5.72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C</text:p>
          </table:table-cell>
          <table:table-cell office:value-type="string">
            <text:p>IONITA</text:p>
          </table:table-cell>
          <table:table-cell office:value-type="string">
            <text:p>VERONA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table:number-columns-repeated="2" office:value-type="float" office:value="6.2">
            <text:p>6.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</text:p>
          </table:table-cell>
          <table:table-cell office:value-type="string">
            <text:p>LAZZARI</text:p>
          </table:table-cell>
          <table:table-cell office:value-type="string">
            <text:p>CARPI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table:number-columns-repeated="2" office:value-type="float" office:value="5.6">
            <text:p>5.6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C</text:p>
          </table:table-cell>
          <table:table-cell office:value-type="string">
            <text:p>SALA</text:p>
          </table:table-cell>
          <table:table-cell office:value-type="string">
            <text:p>VERONA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.58">
            <text:p>5.58</text:p>
          </table:table-cell>
          <table:table-cell office:value-type="float" office:value="0">
            <text:p>0</text:p>
          </table:table-cell>
          <table:table-cell office:value-type="float" office:value="5.42">
            <text:p>5.42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C</text:p>
          </table:table-cell>
          <table:table-cell office:value-type="string">
            <text:p>MARQUINHO</text:p>
          </table:table-cell>
          <table:table-cell office:value-type="string">
            <text:p>UDINES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58">
            <text:p>5.58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</text:p>
          </table:table-cell>
          <table:table-cell office:value-type="string">
            <text:p>CHOCHEV</text:p>
          </table:table-cell>
          <table:table-cell office:value-type="string">
            <text:p>PALERM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56">
            <text:p>5.56</text:p>
          </table:table-cell>
          <table:table-cell office:value-type="float" office:value="0">
            <text:p>0</text:p>
          </table:table-cell>
          <table:table-cell table:number-columns-repeated="2" office:value-type="float" office:value="5.44">
            <text:p>5.44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C</text:p>
          </table:table-cell>
          <table:table-cell office:value-type="string">
            <text:p>ITURRA</text:p>
          </table:table-cell>
          <table:table-cell office:value-type="string">
            <text:p>UDINESE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5.55">
            <text:p>5.55</text:p>
          </table:table-cell>
          <table:table-cell office:value-type="float" office:value="0">
            <text:p>0</text:p>
          </table:table-cell>
          <table:table-cell table:number-columns-repeated="2" office:value-type="float" office:value="5.23">
            <text:p>5.2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C</text:p>
          </table:table-cell>
          <table:table-cell office:value-type="string">
            <text:p>KONE</text:p>
          </table:table-cell>
          <table:table-cell office:value-type="string">
            <text:p>UDINES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C</text:p>
          </table:table-cell>
          <table:table-cell office:value-type="string">
            <text:p>CHRISTODOULOPOULOS</text:p>
          </table:table-cell>
          <table:table-cell office:value-type="string">
            <text:p>SAMPDOR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25">
            <text:p>5.2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C</text:p>
          </table:table-cell>
          <table:table-cell office:value-type="string">
            <text:p>PELLEGRINI</text:p>
          </table:table-cell>
          <table:table-cell office:value-type="string">
            <text:p>SASSUOLO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C</text:p>
          </table:table-cell>
          <table:table-cell office:value-type="string">
            <text:p>BRUGMAN</text:p>
          </table:table-cell>
          <table:table-cell office:value-type="string">
            <text:p>PALERM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38">
            <text:p>5.3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C</text:p>
          </table:table-cell>
          <table:table-cell office:value-type="string">
            <text:p>DE JONG</text:p>
          </table:table-cell>
          <table:table-cell office:value-type="string">
            <text:p>MILAN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</text:p>
          </table:table-cell>
          <table:table-cell office:value-type="string">
            <text:p>LOLLO</text:p>
          </table:table-cell>
          <table:table-cell office:value-type="string">
            <text:p>CARPI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13">
            <text:p>5.1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</text:p>
          </table:table-cell>
          <table:table-cell office:value-type="string">
            <text:p>SIGNORELLI</text:p>
          </table:table-cell>
          <table:table-cell office:value-type="string">
            <text:p>EMPOLI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C</text:p>
          </table:table-cell>
          <table:table-cell office:value-type="string">
            <text:p>MORRISON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</text:p>
          </table:table-cell>
          <table:table-cell office:value-type="string">
            <text:p>COFIE</text:p>
          </table:table-cell>
          <table:table-cell office:value-type="string">
            <text:p>CARPI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25">
            <text:p>5.2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C</text:p>
          </table:table-cell>
          <table:table-cell office:value-type="string">
            <text:p>CHECCHIN</text:p>
          </table:table-cell>
          <table:table-cell office:value-type="string">
            <text:p>VERONA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</text:p>
          </table:table-cell>
          <table:table-cell office:value-type="string">
            <text:p>PADOIN</text:p>
          </table:table-cell>
          <table:table-cell office:value-type="string">
            <text:p>JUVENTU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table:number-columns-repeated="2" office:value-type="float" office:value="5.2">
            <text:p>5.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C</text:p>
          </table:table-cell>
          <table:table-cell office:value-type="string">
            <text:p>JAJALO</text:p>
          </table:table-cell>
          <table:table-cell office:value-type="string">
            <text:p>PALERMO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38">
            <text:p>5.38</text:p>
          </table:table-cell>
          <table:table-cell office:value-type="float" office:value="0">
            <text:p>0</text:p>
          </table:table-cell>
          <table:table-cell table:number-columns-repeated="2" office:value-type="float" office:value="5.31">
            <text:p>5.31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C</text:p>
          </table:table-cell>
          <table:table-cell office:value-type="string">
            <text:p>PINZI</text:p>
          </table:table-cell>
          <table:table-cell office:value-type="string">
            <text:p>CHIEV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38">
            <text:p>5.38</text:p>
          </table:table-cell>
          <table:table-cell office:value-type="float" office:value="0">
            <text:p>0</text:p>
          </table:table-cell>
          <table:table-cell table:number-columns-repeated="2" office:value-type="float" office:value="5.13">
            <text:p>5.1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C</text:p>
          </table:table-cell>
          <table:table-cell office:value-type="string">
            <text:p>MATUZALEM</text:p>
          </table:table-cell>
          <table:table-cell office:value-type="string">
            <text:p>VERO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33">
            <text:p>5.33</text:p>
          </table:table-cell>
          <table:table-cell office:value-type="float" office:value="0">
            <text:p>0</text:p>
          </table:table-cell>
          <table:table-cell table:number-columns-repeated="2" office:value-type="float" office:value="5.17">
            <text:p>5.1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</text:p>
          </table:table-cell>
          <table:table-cell office:value-type="string">
            <text:p>HONDA</text:p>
          </table:table-cell>
          <table:table-cell office:value-type="string">
            <text:p>MIL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2" office:value-type="float" office:value="5.2">
            <text:p>5.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</text:p>
          </table:table-cell>
          <table:table-cell office:value-type="string">
            <text:p>ONAZI</text:p>
          </table:table-cell>
          <table:table-cell office:value-type="string">
            <text:p>LAZI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2" office:value-type="float" office:value="5.2">
            <text:p>5.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C</text:p>
          </table:table-cell>
          <table:table-cell office:value-type="string">
            <text:p>VALDIFIORI</text:p>
          </table:table-cell>
          <table:table-cell office:value-type="string">
            <text:p>NAPOL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13">
            <text:p>5.13</text:p>
          </table:table-cell>
          <table:table-cell office:value-type="float" office:value="0">
            <text:p>0</text:p>
          </table:table-cell>
          <table:table-cell table:number-columns-repeated="2" office:value-type="float" office:value="4.75">
            <text:p>4.75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C</text:p>
          </table:table-cell>
          <table:table-cell office:value-type="string">
            <text:p>SUSO</text:p>
          </table:table-cell>
          <table:table-cell office:value-type="string">
            <text:p>MILAN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C</text:p>
          </table:table-cell>
          <table:table-cell office:value-type="string">
            <text:p>GNOUKOURI</text:p>
          </table:table-cell>
          <table:table-cell office:value-type="string">
            <text:p>INTER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</text:p>
          </table:table-cell>
          <table:table-cell office:value-type="string">
            <text:p>PORCARI</text:p>
          </table:table-cell>
          <table:table-cell office:value-type="string">
            <text:p>CARPI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4.5">
            <text:p>4.5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C</text:p>
          </table:table-cell>
          <table:table-cell office:value-type="string">
            <text:p>CRIMI</text:p>
          </table:table-cell>
          <table:table-cell office:value-type="string">
            <text:p>BOLOGNA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C</text:p>
          </table:table-cell>
          <table:table-cell office:value-type="string">
            <text:p>OBI</text:p>
          </table:table-cell>
          <table:table-cell office:value-type="string">
            <text:p>TORIN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.75">
            <text:p>4.75</text:p>
          </table:table-cell>
          <table:table-cell office:value-type="float" office:value="0">
            <text:p>0</text:p>
          </table:table-cell>
          <table:table-cell table:number-columns-repeated="2" office:value-type="float" office:value="4.25">
            <text:p>4.2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D</text:p>
          </table:table-cell>
          <table:table-cell office:value-type="string">
            <text:p>MARCOS ALONSO</text:p>
          </table:table-cell>
          <table:table-cell office:value-type="string">
            <text:p>FIORENTINA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office:value-type="float" office:value="7.05">
            <text:p>7.05</text:p>
          </table:table-cell>
          <table:table-cell office:value-type="float" office:value="7.35">
            <text:p>7.35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D</text:p>
          </table:table-cell>
          <table:table-cell office:value-type="string">
            <text:p>ACERBI</text:p>
          </table:table-cell>
          <table:table-cell office:value-type="string">
            <text:p>SASSUOLO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54">
            <text:p>6.54</text:p>
          </table:table-cell>
          <table:table-cell office:value-type="float" office:value="0">
            <text:p>0</text:p>
          </table:table-cell>
          <table:table-cell table:number-columns-repeated="2" office:value-type="float" office:value="6.75">
            <text:p>6.7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D</text:p>
          </table:table-cell>
          <table:table-cell office:value-type="string">
            <text:p>LONGHI</text:p>
          </table:table-cell>
          <table:table-cell office:value-type="string">
            <text:p>SASSUOLO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2" office:value-type="float" office:value="6.5">
            <text:p>6.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D</text:p>
          </table:table-cell>
          <table:table-cell office:value-type="string">
            <text:p>KONK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2" office:value-type="float" office:value="6.5">
            <text:p>6.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D</text:p>
          </table:table-cell>
          <table:table-cell office:value-type="string">
            <text:p>MEXES</text:p>
          </table:table-cell>
          <table:table-cell office:value-type="string">
            <text:p>MIL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2" office:value-type="float" office:value="7.75">
            <text:p>7.7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D</text:p>
          </table:table-cell>
          <table:table-cell office:value-type="string">
            <text:p>GOLDANIGA</text:p>
          </table:table-cell>
          <table:table-cell office:value-type="string">
            <text:p>PALERMO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38">
            <text:p>6.38</text:p>
          </table:table-cell>
          <table:table-cell office:value-type="float" office:value="0">
            <text:p>0</text:p>
          </table:table-cell>
          <table:table-cell table:number-columns-repeated="2" office:value-type="float" office:value="7.13">
            <text:p>7.13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D</text:p>
          </table:table-cell>
          <table:table-cell office:value-type="string">
            <text:p>BRUNO PERES</text:p>
          </table:table-cell>
          <table:table-cell office:value-type="string">
            <text:p>TORINO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6.32">
            <text:p>6.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string">
            <text:p>STENDARDO</text:p>
          </table:table-cell>
          <table:table-cell office:value-type="string">
            <text:p>ATALANTA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table:number-columns-repeated="2" office:value-type="float" office:value="6.5">
            <text:p>6.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D</text:p>
          </table:table-cell>
          <table:table-cell office:value-type="string">
            <text:p>KOULIBALY</text:p>
          </table:table-cell>
          <table:table-cell office:value-type="string">
            <text:p>NAPOLI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D</text:p>
          </table:table-cell>
          <table:table-cell office:value-type="string">
            <text:p>GHOULAM</text:p>
          </table:table-cell>
          <table:table-cell office:value-type="string">
            <text:p>NAPOLI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6.21">
            <text:p>6.21</text:p>
          </table:table-cell>
          <table:table-cell office:value-type="float" office:value="6.29">
            <text:p>6.29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D</text:p>
          </table:table-cell>
          <table:table-cell office:value-type="string">
            <text:p>MAICON</text:p>
          </table:table-cell>
          <table:table-cell office:value-type="string">
            <text:p>ROM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6.42">
            <text:p>6.42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D</text:p>
          </table:table-cell>
          <table:table-cell office:value-type="string">
            <text:p>AVELAR</text:p>
          </table:table-cell>
          <table:table-cell office:value-type="string">
            <text:p>TORINO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D</text:p>
          </table:table-cell>
          <table:table-cell office:value-type="string">
            <text:p>ARIAUDO</text:p>
          </table:table-cell>
          <table:table-cell office:value-type="string">
            <text:p>SASSUOLO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6.25">
            <text:p>6.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</text:p>
          </table:table-cell>
          <table:table-cell office:value-type="string">
            <text:p>OIKONOMOU</text:p>
          </table:table-cell>
          <table:table-cell office:value-type="string">
            <text:p>BOLOGNA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6.42">
            <text:p>6.4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D</text:p>
          </table:table-cell>
          <table:table-cell office:value-type="string">
            <text:p>JUAN JESUS</text:p>
          </table:table-cell>
          <table:table-cell office:value-type="string">
            <text:p>INT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table:number-columns-repeated="2" office:value-type="float" office:value="6.17">
            <text:p>6.1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D</text:p>
          </table:table-cell>
          <table:table-cell office:value-type="string">
            <text:p>MIRANDA</text:p>
          </table:table-cell>
          <table:table-cell office:value-type="string">
            <text:p>INTER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D</text:p>
          </table:table-cell>
          <table:table-cell office:value-type="string">
            <text:p>RODRIGUEZ GO</text:p>
          </table:table-cell>
          <table:table-cell office:value-type="string">
            <text:p>FIORENTINA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2" office:value-type="float" office:value="6.35">
            <text:p>6.3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D</text:p>
          </table:table-cell>
          <table:table-cell office:value-type="string">
            <text:p>ADNAN</text:p>
          </table:table-cell>
          <table:table-cell office:value-type="string">
            <text:p>UDINESE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2" office:value-type="float" office:value="6.08">
            <text:p>6.0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D</text:p>
          </table:table-cell>
          <table:table-cell office:value-type="string">
            <text:p>MASINA</text:p>
          </table:table-cell>
          <table:table-cell office:value-type="string">
            <text:p>BOLOGNA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1">
            <text:p>6.21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6.71">
            <text:p>6.7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D</text:p>
          </table:table-cell>
          <table:table-cell office:value-type="string">
            <text:p>ANTONELLI</text:p>
          </table:table-cell>
          <table:table-cell office:value-type="string">
            <text:p>MILA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table:number-columns-repeated="2" office:value-type="float" office:value="6.45">
            <text:p>6.45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D</text:p>
          </table:table-cell>
          <table:table-cell office:value-type="string">
            <text:p>ALEX SANDRO</text:p>
          </table:table-cell>
          <table:table-cell office:value-type="string">
            <text:p>JUVENTU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D</text:p>
          </table:table-cell>
          <table:table-cell office:value-type="string">
            <text:p>HEURTAUX</text:p>
          </table:table-cell>
          <table:table-cell office:value-type="string">
            <text:p>UDINES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.17">
            <text:p>6.17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D</text:p>
          </table:table-cell>
          <table:table-cell office:value-type="string">
            <text:p>WIDMER</text:p>
          </table:table-cell>
          <table:table-cell office:value-type="string">
            <text:p>UDINESE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0">
            <text:p>0</text:p>
          </table:table-cell>
          <table:table-cell table:number-columns-repeated="2" office:value-type="float" office:value="6.14">
            <text:p>6.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D</text:p>
          </table:table-cell>
          <table:table-cell office:value-type="string">
            <text:p>MARIO RUI</text:p>
          </table:table-cell>
          <table:table-cell office:value-type="string">
            <text:p>EMPOLI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0">
            <text:p>0</text:p>
          </table:table-cell>
          <table:table-cell table:number-columns-repeated="2" office:value-type="float" office:value="6.07">
            <text:p>6.0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D</text:p>
          </table:table-cell>
          <table:table-cell office:value-type="string">
            <text:p>BARZAGLI</text:p>
          </table:table-cell>
          <table:table-cell office:value-type="string">
            <text:p>JUVENTU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0">
            <text:p>0</text:p>
          </table:table-cell>
          <table:table-cell table:number-columns-repeated="2" office:value-type="float" office:value="6.09">
            <text:p>6.0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</text:p>
          </table:table-cell>
          <table:table-cell office:value-type="string">
            <text:p>CALABRIA</text:p>
          </table:table-cell>
          <table:table-cell office:value-type="string">
            <text:p>MIL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6.13">
            <text:p>6.13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D</text:p>
          </table:table-cell>
          <table:table-cell office:value-type="string">
            <text:p>MANOLAS</text:p>
          </table:table-cell>
          <table:table-cell office:value-type="string">
            <text:p>ROM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11">
            <text:p>6.11</text:p>
          </table:table-cell>
          <table:table-cell office:value-type="float" office:value="0">
            <text:p>0</text:p>
          </table:table-cell>
          <table:table-cell office:value-type="float" office:value="6.11">
            <text:p>6.11</text:p>
          </table:table-cell>
          <table:table-cell office:value-type="float" office:value="6.18">
            <text:p>6.1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D</text:p>
          </table:table-cell>
          <table:table-cell office:value-type="string">
            <text:p>MORAS</text:p>
          </table:table-cell>
          <table:table-cell office:value-type="string">
            <text:p>VERONA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.11">
            <text:p>6.11</text:p>
          </table:table-cell>
          <table:table-cell office:value-type="float" office:value="0">
            <text:p>0</text:p>
          </table:table-cell>
          <table:table-cell office:value-type="float" office:value="6.21">
            <text:p>6.21</text:p>
          </table:table-cell>
          <table:table-cell office:value-type="float" office:value="6.29">
            <text:p>6.2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D</text:p>
          </table:table-cell>
          <table:table-cell office:value-type="string">
            <text:p>MURILLO</text:p>
          </table:table-cell>
          <table:table-cell office:value-type="string">
            <text:p>INTER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09">
            <text:p>6.09</text:p>
          </table:table-cell>
          <table:table-cell office:value-type="float" office:value="0">
            <text:p>0</text:p>
          </table:table-cell>
          <table:table-cell table:number-columns-repeated="2" office:value-type="float" office:value="6.27">
            <text:p>6.2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D</text:p>
          </table:table-cell>
          <table:table-cell office:value-type="string">
            <text:p>PASQUAL</text:p>
          </table:table-cell>
          <table:table-cell office:value-type="string">
            <text:p>FIORENTIN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D</text:p>
          </table:table-cell>
          <table:table-cell office:value-type="string">
            <text:p>MORETTI</text:p>
          </table:table-cell>
          <table:table-cell office:value-type="string">
            <text:p>TORINO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table:number-columns-repeated="2" office:value-type="float" office:value="6.27">
            <text:p>6.2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D</text:p>
          </table:table-cell>
          <table:table-cell office:value-type="string">
            <text:p>BLANCHARD</text:p>
          </table:table-cell>
          <table:table-cell office:value-type="string">
            <text:p>FROSINON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  <table:table-cell table:number-columns-repeated="2" office:value-type="float" office:value="6.36">
            <text:p>6.3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D</text:p>
          </table:table-cell>
          <table:table-cell office:value-type="string">
            <text:p>IZZO</text:p>
          </table:table-cell>
          <table:table-cell office:value-type="string">
            <text:p>GENO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.05">
            <text:p>6.05</text:p>
          </table:table-cell>
          <table:table-cell office:value-type="float" office:value="0">
            <text:p>0</text:p>
          </table:table-cell>
          <table:table-cell table:number-columns-repeated="2" office:value-type="float" office:value="5.82">
            <text:p>5.82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</text:p>
          </table:table-cell>
          <table:table-cell office:value-type="string">
            <text:p>ASTORI</text:p>
          </table:table-cell>
          <table:table-cell office:value-type="string">
            <text:p>FIORENTINA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.05">
            <text:p>6.05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D</text:p>
          </table:table-cell>
          <table:table-cell office:value-type="string">
            <text:p>DIGNE</text:p>
          </table:table-cell>
          <table:table-cell office:value-type="string">
            <text:p>ROMA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.04">
            <text:p>6.04</text:p>
          </table:table-cell>
          <table:table-cell office:value-type="float" office:value="0">
            <text:p>0</text:p>
          </table:table-cell>
          <table:table-cell office:value-type="float" office:value="6.17">
            <text:p>6.17</text:p>
          </table:table-cell>
          <table:table-cell office:value-type="float" office:value="6.25">
            <text:p>6.2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D</text:p>
          </table:table-cell>
          <table:table-cell office:value-type="string">
            <text:p>DIAKITE'</text:p>
          </table:table-cell>
          <table:table-cell office:value-type="string">
            <text:p>FROSINONE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.04">
            <text:p>6.04</text:p>
          </table:table-cell>
          <table:table-cell office:value-type="float" office:value="0">
            <text:p>0</text:p>
          </table:table-cell>
          <table:table-cell table:number-columns-repeated="2" office:value-type="float" office:value="6.15">
            <text:p>6.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D</text:p>
          </table:table-cell>
          <table:table-cell office:value-type="string">
            <text:p>RUSSO</text:p>
          </table:table-cell>
          <table:table-cell office:value-type="string">
            <text:p>FROSINONE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D</text:p>
          </table:table-cell>
          <table:table-cell office:value-type="string">
            <text:p>D'AMBROSIO</text:p>
          </table:table-cell>
          <table:table-cell office:value-type="string">
            <text:p>INTER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D</text:p>
          </table:table-cell>
          <table:table-cell office:value-type="string">
            <text:p>CHIELLINI</text:p>
          </table:table-cell>
          <table:table-cell office:value-type="string">
            <text:p>JUVENTU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83">
            <text:p>5.8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D</text:p>
          </table:table-cell>
          <table:table-cell office:value-type="string">
            <text:p>TONELLI</text:p>
          </table:table-cell>
          <table:table-cell office:value-type="string">
            <text:p>EMPOLI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.04">
            <text:p>6.0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D</text:p>
          </table:table-cell>
          <table:table-cell office:value-type="string">
            <text:p>BITTANTE</text:p>
          </table:table-cell>
          <table:table-cell office:value-type="string">
            <text:p>EMPOLI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</text:p>
          </table:table-cell>
          <table:table-cell office:value-type="string">
            <text:p>CESAR</text:p>
          </table:table-cell>
          <table:table-cell office:value-type="string">
            <text:p>CHIEVO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81">
            <text:p>5.8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</text:p>
          </table:table-cell>
          <table:table-cell office:value-type="string">
            <text:p>GASTALDELLO</text:p>
          </table:table-cell>
          <table:table-cell office:value-type="string">
            <text:p>BOLOGNA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.19">
            <text:p>6.1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</text:p>
          </table:table-cell>
          <table:table-cell office:value-type="string">
            <text:p>LETIZIA</text:p>
          </table:table-cell>
          <table:table-cell office:value-type="string">
            <text:p>CARPI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.15">
            <text:p>6.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</text:p>
          </table:table-cell>
          <table:table-cell office:value-type="string">
            <text:p>RAIMONDI</text:p>
          </table:table-cell>
          <table:table-cell office:value-type="string">
            <text:p>ATALANT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83">
            <text:p>5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BRIVIO</text:p>
          </table:table-cell>
          <table:table-cell office:value-type="string">
            <text:p>ATALANTA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D</text:p>
          </table:table-cell>
          <table:table-cell office:value-type="string">
            <text:p>DANILO</text:p>
          </table:table-cell>
          <table:table-cell office:value-type="string">
            <text:p>UDINESE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85">
            <text:p>5.85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D</text:p>
          </table:table-cell>
          <table:table-cell office:value-type="string">
            <text:p>GLIK</text:p>
          </table:table-cell>
          <table:table-cell office:value-type="string">
            <text:p>TORINO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6.04">
            <text:p>6.04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</text:p>
          </table:table-cell>
          <table:table-cell office:value-type="string">
            <text:p>MAKSIMOVIC</text:p>
          </table:table-cell>
          <table:table-cell office:value-type="string">
            <text:p>TORI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D</text:p>
          </table:table-cell>
          <table:table-cell office:value-type="string">
            <text:p>MOLINARO</text:p>
          </table:table-cell>
          <table:table-cell office:value-type="string">
            <text:p>TORINO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91">
            <text:p>5.9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D</text:p>
          </table:table-cell>
          <table:table-cell office:value-type="string">
            <text:p>CASSANI</text:p>
          </table:table-cell>
          <table:table-cell office:value-type="string">
            <text:p>SAMPDORI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D</text:p>
          </table:table-cell>
          <table:table-cell office:value-type="string">
            <text:p>CODA</text:p>
          </table:table-cell>
          <table:table-cell office:value-type="string">
            <text:p>SAMPDOR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D</text:p>
          </table:table-cell>
          <table:table-cell office:value-type="string">
            <text:p>ROMAGNOLI A</text:p>
          </table:table-cell>
          <table:table-cell office:value-type="string">
            <text:p>MILAN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81">
            <text:p>5.8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</text:p>
          </table:table-cell>
          <table:table-cell office:value-type="string">
            <text:p>ALEX</text:p>
          </table:table-cell>
          <table:table-cell office:value-type="string">
            <text:p>MILA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.93">
            <text:p>5.9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D</text:p>
          </table:table-cell>
          <table:table-cell office:value-type="string">
            <text:p>VRSALJKO</text:p>
          </table:table-cell>
          <table:table-cell office:value-type="string">
            <text:p>SASSUOLO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office:value-type="float" office:value="5.77">
            <text:p>5.77</text:p>
          </table:table-cell>
          <table:table-cell office:value-type="float" office:value="5.85">
            <text:p>5.8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D</text:p>
          </table:table-cell>
          <table:table-cell office:value-type="string">
            <text:p>GAMBERINI</text:p>
          </table:table-cell>
          <table:table-cell office:value-type="string">
            <text:p>CHIEVO</text:p>
          </table:table-cell>
          <table:table-cell office:value-type="float" office:value="12">
            <text:p>1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table:number-columns-repeated="2" office:value-type="float" office:value="5.79">
            <text:p>5.7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D</text:p>
          </table:table-cell>
          <table:table-cell office:value-type="string">
            <text:p>BONUCCI</text:p>
          </table:table-cell>
          <table:table-cell office:value-type="string">
            <text:p>JUVENTU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table:number-columns-repeated="2" office:value-type="float" office:value="5.88">
            <text:p>5.8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D</text:p>
          </table:table-cell>
          <table:table-cell office:value-type="string">
            <text:p>BURDISSO</text:p>
          </table:table-cell>
          <table:table-cell office:value-type="string">
            <text:p>GENOA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table:number-columns-repeated="2" office:value-type="float" office:value="5.83">
            <text:p>5.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string">
            <text:p>DRAME'</text:p>
          </table:table-cell>
          <table:table-cell office:value-type="string">
            <text:p>ATALANTA</text:p>
          </table:table-cell>
          <table:table-cell office:value-type="float" office:value="10">
            <text:p>10</text:p>
          </table:table-cell>
          <table:table-cell table:number-columns-repeated="12" office:value-type="float" office:value="0">
            <text:p>0</text:p>
          </table:table-cell>
          <table:table-cell office:value-type="float" office:value="5.95">
            <text:p>5.95</text:p>
          </table:table-cell>
          <table:table-cell office:value-type="float" office:value="0">
            <text:p>0</text:p>
          </table:table-cell>
          <table:table-cell table:number-columns-repeated="2" office:value-type="float" office:value="5.95">
            <text:p>5.9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</text:p>
          </table:table-cell>
          <table:table-cell office:value-type="string">
            <text:p>PALETTA</text:p>
          </table:table-cell>
          <table:table-cell office:value-type="string">
            <text:p>ATALANTA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95">
            <text:p>5.95</text:p>
          </table:table-cell>
          <table:table-cell office:value-type="float" office:value="0">
            <text:p>0</text:p>
          </table:table-cell>
          <table:table-cell table:number-columns-repeated="2" office:value-type="float" office:value="5.77">
            <text:p>5.7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D</text:p>
          </table:table-cell>
          <table:table-cell office:value-type="string">
            <text:p>SANTON</text:p>
          </table:table-cell>
          <table:table-cell office:value-type="string">
            <text:p>INTER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94">
            <text:p>5.94</text:p>
          </table:table-cell>
          <table:table-cell office:value-type="float" office:value="0">
            <text:p>0</text:p>
          </table:table-cell>
          <table:table-cell table:number-columns-repeated="2" office:value-type="float" office:value="5.89">
            <text:p>5.89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D</text:p>
          </table:table-cell>
          <table:table-cell office:value-type="string">
            <text:p>TOLOI</text:p>
          </table:table-cell>
          <table:table-cell office:value-type="string">
            <text:p>ATALANT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94">
            <text:p>5.94</text:p>
          </table:table-cell>
          <table:table-cell office:value-type="float" office:value="0">
            <text:p>0</text:p>
          </table:table-cell>
          <table:table-cell table:number-columns-repeated="2" office:value-type="float" office:value="6.06">
            <text:p>6.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D</text:p>
          </table:table-cell>
          <table:table-cell office:value-type="string">
            <text:p>HYSAJ</text:p>
          </table:table-cell>
          <table:table-cell office:value-type="string">
            <text:p>NAPOL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93">
            <text:p>5.93</text:p>
          </table:table-cell>
          <table:table-cell office:value-type="float" office:value="0">
            <text:p>0</text:p>
          </table:table-cell>
          <table:table-cell table:number-columns-repeated="2" office:value-type="float" office:value="5.82">
            <text:p>5.8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D</text:p>
          </table:table-cell>
          <table:table-cell office:value-type="string">
            <text:p>DAINELLI</text:p>
          </table:table-cell>
          <table:table-cell office:value-type="string">
            <text:p>CHIEVO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table:number-columns-repeated="2" office:value-type="float" office:value="5.83">
            <text:p>5.8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</text:p>
          </table:table-cell>
          <table:table-cell office:value-type="string">
            <text:p>ABATE</text:p>
          </table:table-cell>
          <table:table-cell office:value-type="string">
            <text:p>MILA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D</text:p>
          </table:table-cell>
          <table:table-cell office:value-type="string">
            <text:p>ROSI</text:p>
          </table:table-cell>
          <table:table-cell office:value-type="string">
            <text:p>FROSINON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91">
            <text:p>5.91</text:p>
          </table:table-cell>
          <table:table-cell office:value-type="float" office:value="0">
            <text:p>0</text:p>
          </table:table-cell>
          <table:table-cell table:number-columns-repeated="2" office:value-type="float" office:value="5.86">
            <text:p>5.8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D</text:p>
          </table:table-cell>
          <table:table-cell office:value-type="string">
            <text:p>NAGATOMO</text:p>
          </table:table-cell>
          <table:table-cell office:value-type="string">
            <text:p>INT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2" office:value-type="float" office:value="5.7">
            <text:p>5.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D</text:p>
          </table:table-cell>
          <table:table-cell office:value-type="string">
            <text:p>RANOCCHIA</text:p>
          </table:table-cell>
          <table:table-cell office:value-type="string">
            <text:p>INTER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2" office:value-type="float" office:value="5.9">
            <text:p>5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CHERUBIN</text:p>
          </table:table-cell>
          <table:table-cell office:value-type="string">
            <text:p>ATALANT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2" office:value-type="float" office:value="5.8">
            <text:p>5.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</text:p>
          </table:table-cell>
          <table:table-cell office:value-type="string">
            <text:p>GOBBI</text:p>
          </table:table-cell>
          <table:table-cell office:value-type="string">
            <text:p>CHIEVO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9">
            <text:p>5.89</text:p>
          </table:table-cell>
          <table:table-cell office:value-type="float" office:value="0">
            <text:p>0</text:p>
          </table:table-cell>
          <table:table-cell office:value-type="float" office:value="5.79">
            <text:p>5.79</text:p>
          </table:table-cell>
          <table:table-cell office:value-type="float" office:value="5.86">
            <text:p>5.8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D</text:p>
          </table:table-cell>
          <table:table-cell office:value-type="string">
            <text:p>ALBIOL</text:p>
          </table:table-cell>
          <table:table-cell office:value-type="string">
            <text:p>NAPOLI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9">
            <text:p>5.89</text:p>
          </table:table-cell>
          <table:table-cell office:value-type="float" office:value="0">
            <text:p>0</text:p>
          </table:table-cell>
          <table:table-cell office:value-type="float" office:value="5.86">
            <text:p>5.86</text:p>
          </table:table-cell>
          <table:table-cell office:value-type="float" office:value="5.93">
            <text:p>5.93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D</text:p>
          </table:table-cell>
          <table:table-cell office:value-type="string">
            <text:p>GAZZOLA</text:p>
          </table:table-cell>
          <table:table-cell office:value-type="string">
            <text:p>SASSUOLO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8">
            <text:p>5.8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D</text:p>
          </table:table-cell>
          <table:table-cell office:value-type="string">
            <text:p>LAURINI</text:p>
          </table:table-cell>
          <table:table-cell office:value-type="string">
            <text:p>EMPOLI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D</text:p>
          </table:table-cell>
          <table:table-cell office:value-type="string">
            <text:p>GILBERTO</text:p>
          </table:table-cell>
          <table:table-cell office:value-type="string">
            <text:p>FIORENTINA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8">
            <text:p>5.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BELLINI</text:p>
          </table:table-cell>
          <table:table-cell office:value-type="string">
            <text:p>ATALANT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D</text:p>
          </table:table-cell>
          <table:table-cell office:value-type="string">
            <text:p>CIOFANI M</text:p>
          </table:table-cell>
          <table:table-cell office:value-type="string">
            <text:p>FROSIN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D</text:p>
          </table:table-cell>
          <table:table-cell office:value-type="string">
            <text:p>TELLES</text:p>
          </table:table-cell>
          <table:table-cell office:value-type="string">
            <text:p>INTER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office:value-type="float" office:value="5.88">
            <text:p>5.8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D</text:p>
          </table:table-cell>
          <table:table-cell office:value-type="string">
            <text:p>FELIPE</text:p>
          </table:table-cell>
          <table:table-cell office:value-type="string">
            <text:p>UDINES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5.57">
            <text:p>5.57</text:p>
          </table:table-cell>
          <table:table-cell office:value-type="float" office:value="5.71">
            <text:p>5.7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D</text:p>
          </table:table-cell>
          <table:table-cell office:value-type="string">
            <text:p>BOVO</text:p>
          </table:table-cell>
          <table:table-cell office:value-type="string">
            <text:p>TORINO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table:number-columns-repeated="2" office:value-type="float" office:value="6.18">
            <text:p>6.18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D</text:p>
          </table:table-cell>
          <table:table-cell office:value-type="string">
            <text:p>ZAPPACOSTA</text:p>
          </table:table-cell>
          <table:table-cell office:value-type="string">
            <text:p>TORINO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table:number-columns-repeated="2" office:value-type="float" office:value="6.21">
            <text:p>6.2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D</text:p>
          </table:table-cell>
          <table:table-cell office:value-type="string">
            <text:p>ZACCARDO</text:p>
          </table:table-cell>
          <table:table-cell office:value-type="string">
            <text:p>CARPI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</text:p>
          </table:table-cell>
          <table:table-cell office:value-type="string">
            <text:p>GAGLIOLO</text:p>
          </table:table-cell>
          <table:table-cell office:value-type="string">
            <text:p>CARPI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85">
            <text:p>5.85</text:p>
          </table:table-cell>
          <table:table-cell office:value-type="float" office:value="0">
            <text:p>0</text:p>
          </table:table-cell>
          <table:table-cell table:number-columns-repeated="2" office:value-type="float" office:value="5.7">
            <text:p>5.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</text:p>
          </table:table-cell>
          <table:table-cell office:value-type="string">
            <text:p>FREY</text:p>
          </table:table-cell>
          <table:table-cell office:value-type="string">
            <text:p>CHIEVO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table:number-columns-repeated="2" office:value-type="float" office:value="5.56">
            <text:p>5.5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D</text:p>
          </table:table-cell>
          <table:table-cell office:value-type="string">
            <text:p>COSTA</text:p>
          </table:table-cell>
          <table:table-cell office:value-type="string">
            <text:p>EMPOLI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table:number-columns-repeated="2" office:value-type="float" office:value="5.78">
            <text:p>5.78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D</text:p>
          </table:table-cell>
          <table:table-cell office:value-type="string">
            <text:p>GASTON SILVA</text:p>
          </table:table-cell>
          <table:table-cell office:value-type="string">
            <text:p>TORI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table:number-columns-repeated="2" office:value-type="float" office:value="5.67">
            <text:p>5.6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D</text:p>
          </table:table-cell>
          <table:table-cell office:value-type="string">
            <text:p>RISPOLI</text:p>
          </table:table-cell>
          <table:table-cell office:value-type="string">
            <text:p>PALERMO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82">
            <text:p>5.82</text:p>
          </table:table-cell>
          <table:table-cell office:value-type="float" office:value="0">
            <text:p>0</text:p>
          </table:table-cell>
          <table:table-cell table:number-columns-repeated="2" office:value-type="float" office:value="5.68">
            <text:p>5.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</text:p>
          </table:table-cell>
          <table:table-cell office:value-type="string">
            <text:p>CACCIATORE</text:p>
          </table:table-cell>
          <table:table-cell office:value-type="string">
            <text:p>CHIEVO</text:p>
          </table:table-cell>
          <table:table-cell office:value-type="float" office:value="8">
            <text:p>8</text:p>
          </table:table-cell>
          <table:table-cell table:number-columns-repeated="12" office:value-type="float" office:value="0">
            <text:p>0</text:p>
          </table:table-cell>
          <table:table-cell office:value-type="float" office:value="5.81">
            <text:p>5.81</text:p>
          </table:table-cell>
          <table:table-cell office:value-type="float" office:value="0">
            <text:p>0</text:p>
          </table:table-cell>
          <table:table-cell table:number-columns-repeated="2" office:value-type="float" office:value="5.81">
            <text:p>5.81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D</text:p>
          </table:table-cell>
          <table:table-cell office:value-type="string">
            <text:p>SOUPRAYEN</text:p>
          </table:table-cell>
          <table:table-cell office:value-type="string">
            <text:p>VERONA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5.81">
            <text:p>5.81</text:p>
          </table:table-cell>
          <table:table-cell office:value-type="float" office:value="0">
            <text:p>0</text:p>
          </table:table-cell>
          <table:table-cell table:number-columns-repeated="2" office:value-type="float" office:value="5.65">
            <text:p>5.65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D</text:p>
          </table:table-cell>
          <table:table-cell office:value-type="string">
            <text:p>ANSALDI</text:p>
          </table:table-cell>
          <table:table-cell office:value-type="string">
            <text:p>GENOA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2" office:value-type="float" office:value="5.8">
            <text:p>5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MASIELLO A</text:p>
          </table:table-cell>
          <table:table-cell office:value-type="string">
            <text:p>ATALANT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2" office:value-type="float" office:value="5.7">
            <text:p>5.7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D</text:p>
          </table:table-cell>
          <table:table-cell office:value-type="string">
            <text:p>BIANCHETTI</text:p>
          </table:table-cell>
          <table:table-cell office:value-type="string">
            <text:p>VERONA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2" office:value-type="float" office:value="5.8">
            <text:p>5.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D</text:p>
          </table:table-cell>
          <table:table-cell office:value-type="string">
            <text:p>EDENILSON</text:p>
          </table:table-cell>
          <table:table-cell office:value-type="string">
            <text:p>UDINES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9">
            <text:p>5.79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D</text:p>
          </table:table-cell>
          <table:table-cell office:value-type="string">
            <text:p>PELUSO</text:p>
          </table:table-cell>
          <table:table-cell office:value-type="string">
            <text:p>SASSUOLO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5.79">
            <text:p>5.79</text:p>
          </table:table-cell>
          <table:table-cell office:value-type="float" office:value="0">
            <text:p>0</text:p>
          </table:table-cell>
          <table:table-cell table:number-columns-repeated="2" office:value-type="float" office:value="5.58">
            <text:p>5.58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D</text:p>
          </table:table-cell>
          <table:table-cell office:value-type="string">
            <text:p>CANNAVARO</text:p>
          </table:table-cell>
          <table:table-cell office:value-type="string">
            <text:p>SASSUOLO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5.79">
            <text:p>5.79</text:p>
          </table:table-cell>
          <table:table-cell office:value-type="float" office:value="0">
            <text:p>0</text:p>
          </table:table-cell>
          <table:table-cell table:number-columns-repeated="2" office:value-type="float" office:value="5.63">
            <text:p>5.63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D</text:p>
          </table:table-cell>
          <table:table-cell office:value-type="string">
            <text:p>GABRIEL SILVA</text:p>
          </table:table-cell>
          <table:table-cell office:value-type="string">
            <text:p>CARPI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5.77">
            <text:p>5.77</text:p>
          </table:table-cell>
          <table:table-cell office:value-type="float" office:value="0">
            <text:p>0</text:p>
          </table:table-cell>
          <table:table-cell office:value-type="float" office:value="5.65">
            <text:p>5.65</text:p>
          </table:table-cell>
          <table:table-cell office:value-type="float" office:value="5.81">
            <text:p>5.8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D</text:p>
          </table:table-cell>
          <table:table-cell office:value-type="string">
            <text:p>EVRA</text:p>
          </table:table-cell>
          <table:table-cell office:value-type="string">
            <text:p>JUVENTU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0">
            <text:p>0</text:p>
          </table:table-cell>
          <table:table-cell table:number-columns-repeated="2" office:value-type="float" office:value="5.82">
            <text:p>5.8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D</text:p>
          </table:table-cell>
          <table:table-cell office:value-type="string">
            <text:p>DE VRIJ</text:p>
          </table:table-cell>
          <table:table-cell office:value-type="string">
            <text:p>LAZIO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.7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D</text:p>
          </table:table-cell>
          <table:table-cell office:value-type="string">
            <text:p>PAVLOVIC</text:p>
          </table:table-cell>
          <table:table-cell office:value-type="string">
            <text:p>FROSINO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</text:p>
          </table:table-cell>
          <table:table-cell office:value-type="string">
            <text:p>MAIETTA</text:p>
          </table:table-cell>
          <table:table-cell office:value-type="string">
            <text:p>BOLOGN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D</text:p>
          </table:table-cell>
          <table:table-cell office:value-type="string">
            <text:p>TERRANOVA</text:p>
          </table:table-cell>
          <table:table-cell office:value-type="string">
            <text:p>SASSUOL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63">
            <text:p>5.6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</text:p>
          </table:table-cell>
          <table:table-cell office:value-type="string">
            <text:p>ALBERTAZZI</text:p>
          </table:table-cell>
          <table:table-cell office:value-type="string">
            <text:p>VERO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D</text:p>
          </table:table-cell>
          <table:table-cell office:value-type="string">
            <text:p>CHIRICHES</text:p>
          </table:table-cell>
          <table:table-cell office:value-type="string">
            <text:p>NAPOL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0">
            <text:p>0</text:p>
          </table:table-cell>
          <table:table-cell table:number-columns-repeated="2" office:value-type="float" office:value="5.63">
            <text:p>5.6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SILVESTRE</text:p>
          </table:table-cell>
          <table:table-cell office:value-type="string">
            <text:p>SAMPDORI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0">
            <text:p>0</text:p>
          </table:table-cell>
          <table:table-cell table:number-columns-repeated="2" office:value-type="float" office:value="5.59">
            <text:p>5.5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D</text:p>
          </table:table-cell>
          <table:table-cell office:value-type="string">
            <text:p>RONCAGLIA</text:p>
          </table:table-cell>
          <table:table-cell office:value-type="string">
            <text:p>FIORENTI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0">
            <text:p>0</text:p>
          </table:table-cell>
          <table:table-cell table:number-columns-repeated="2" office:value-type="float" office:value="5.59">
            <text:p>5.5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D</text:p>
          </table:table-cell>
          <table:table-cell office:value-type="string">
            <text:p>BASTA</text:p>
          </table:table-cell>
          <table:table-cell office:value-type="string">
            <text:p>LAZIO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71">
            <text:p>5.71</text:p>
          </table:table-cell>
          <table:table-cell office:value-type="float" office:value="0">
            <text:p>0</text:p>
          </table:table-cell>
          <table:table-cell table:number-columns-repeated="2" office:value-type="float" office:value="5.54">
            <text:p>5.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</text:p>
          </table:table-cell>
          <table:table-cell office:value-type="string">
            <text:p>WALLACE</text:p>
          </table:table-cell>
          <table:table-cell office:value-type="string">
            <text:p>CARP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table:number-columns-repeated="2" office:value-type="float" office:value="5.6">
            <text:p>5.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D</text:p>
          </table:table-cell>
          <table:table-cell office:value-type="string">
            <text:p>WAGUE</text:p>
          </table:table-cell>
          <table:table-cell office:value-type="string">
            <text:p>UDINES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D</text:p>
          </table:table-cell>
          <table:table-cell office:value-type="string">
            <text:p>PEREIRA P</text:p>
          </table:table-cell>
          <table:table-cell office:value-type="string">
            <text:p>SAMPDORIA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69">
            <text:p>5.69</text:p>
          </table:table-cell>
          <table:table-cell office:value-type="float" office:value="0">
            <text:p>0</text:p>
          </table:table-cell>
          <table:table-cell office:value-type="float" office:value="5.69">
            <text:p>5.69</text:p>
          </table:table-cell>
          <table:table-cell office:value-type="float" office:value="5.81">
            <text:p>5.8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D</text:p>
          </table:table-cell>
          <table:table-cell office:value-type="string">
            <text:p>LAZAAR</text:p>
          </table:table-cell>
          <table:table-cell office:value-type="string">
            <text:p>PALERMO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68">
            <text:p>5.68</text:p>
          </table:table-cell>
          <table:table-cell office:value-type="float" office:value="0">
            <text:p>0</text:p>
          </table:table-cell>
          <table:table-cell office:value-type="float" office:value="5.61">
            <text:p>5.61</text:p>
          </table:table-cell>
          <table:table-cell office:value-type="float" office:value="5.68">
            <text:p>5.6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D</text:p>
          </table:table-cell>
          <table:table-cell office:value-type="string">
            <text:p>CASTAN</text:p>
          </table:table-cell>
          <table:table-cell office:value-type="string">
            <text:p>ROM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D</text:p>
          </table:table-cell>
          <table:table-cell office:value-type="string">
            <text:p>MUNOZ</text:p>
          </table:table-cell>
          <table:table-cell office:value-type="string">
            <text:p>GENO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5.33">
            <text:p>5.3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D</text:p>
          </table:table-cell>
          <table:table-cell office:value-type="string">
            <text:p>TOMOVIC</text:p>
          </table:table-cell>
          <table:table-cell office:value-type="string">
            <text:p>FIORENTIN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table:number-columns-repeated="2" office:value-type="float" office:value="5.56">
            <text:p>5.5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D</text:p>
          </table:table-cell>
          <table:table-cell office:value-type="string">
            <text:p>LICHTSTEINER</text:p>
          </table:table-cell>
          <table:table-cell office:value-type="string">
            <text:p>JUVENTU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table:number-columns-repeated="2" office:value-type="float" office:value="5.57">
            <text:p>5.57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D</text:p>
          </table:table-cell>
          <table:table-cell office:value-type="string">
            <text:p>RUDIGER</text:p>
          </table:table-cell>
          <table:table-cell office:value-type="string">
            <text:p>ROM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table:number-columns-repeated="2" office:value-type="float" office:value="5.57">
            <text:p>5.5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D</text:p>
          </table:table-cell>
          <table:table-cell office:value-type="string">
            <text:p>DIOGO FIGUEIRAS</text:p>
          </table:table-cell>
          <table:table-cell office:value-type="string">
            <text:p>GENO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63">
            <text:p>5.63</text:p>
          </table:table-cell>
          <table:table-cell office:value-type="float" office:value="0">
            <text:p>0</text:p>
          </table:table-cell>
          <table:table-cell table:number-columns-repeated="2" office:value-type="float" office:value="5.88">
            <text:p>5.8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D</text:p>
          </table:table-cell>
          <table:table-cell office:value-type="string">
            <text:p>MARQUEZ</text:p>
          </table:table-cell>
          <table:table-cell office:value-type="string">
            <text:p>VERON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63">
            <text:p>5.63</text:p>
          </table:table-cell>
          <table:table-cell office:value-type="float" office:value="0">
            <text:p>0</text:p>
          </table:table-cell>
          <table:table-cell table:number-columns-repeated="2" office:value-type="float" office:value="5.25">
            <text:p>5.25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D</text:p>
          </table:table-cell>
          <table:table-cell office:value-type="string">
            <text:p>ANDELKOVIC</text:p>
          </table:table-cell>
          <table:table-cell office:value-type="string">
            <text:p>PALERM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</text:p>
          </table:table-cell>
          <table:table-cell office:value-type="string">
            <text:p>FERRARI</text:p>
          </table:table-cell>
          <table:table-cell office:value-type="string">
            <text:p>BOLOGNA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table:number-columns-repeated="2" office:value-type="float" office:value="5.45">
            <text:p>5.4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GENTILETTI</text:p>
          </table:table-cell>
          <table:table-cell office:value-type="string">
            <text:p>LAZIO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5.59">
            <text:p>5.59</text:p>
          </table:table-cell>
          <table:table-cell office:value-type="float" office:value="0">
            <text:p>0</text:p>
          </table:table-cell>
          <table:table-cell table:number-columns-repeated="2" office:value-type="float" office:value="5.36">
            <text:p>5.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ROSSETTINI</text:p>
          </table:table-cell>
          <table:table-cell office:value-type="string">
            <text:p>BOLOGNA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58">
            <text:p>5.58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5.58">
            <text:p>5.5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D</text:p>
          </table:table-cell>
          <table:table-cell office:value-type="string">
            <text:p>GONZALEZ G</text:p>
          </table:table-cell>
          <table:table-cell office:value-type="string">
            <text:p>PALERMO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57">
            <text:p>5.57</text:p>
          </table:table-cell>
          <table:table-cell office:value-type="float" office:value="0">
            <text:p>0</text:p>
          </table:table-cell>
          <table:table-cell table:number-columns-repeated="2" office:value-type="float" office:value="5.79">
            <text:p>5.7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D</text:p>
          </table:table-cell>
          <table:table-cell office:value-type="string">
            <text:p>PISANO E</text:p>
          </table:table-cell>
          <table:table-cell office:value-type="string">
            <text:p>VERONA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5.57">
            <text:p>5.57</text:p>
          </table:table-cell>
          <table:table-cell office:value-type="float" office:value="1">
            <text:p>1</text:p>
          </table:table-cell>
          <table:table-cell table:number-columns-repeated="2" office:value-type="float" office:value="5.86">
            <text:p>5.86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D</text:p>
          </table:table-cell>
          <table:table-cell office:value-type="string">
            <text:p>ZAMBELLI</text:p>
          </table:table-cell>
          <table:table-cell office:value-type="string">
            <text:p>EMPOLI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5.57">
            <text:p>5.57</text:p>
          </table:table-cell>
          <table:table-cell office:value-type="float" office:value="0">
            <text:p>0</text:p>
          </table:table-cell>
          <table:table-cell table:number-columns-repeated="2" office:value-type="float" office:value="5.57">
            <text:p>5.5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D</text:p>
          </table:table-cell>
          <table:table-cell office:value-type="string">
            <text:p>MAURICIO</text:p>
          </table:table-cell>
          <table:table-cell office:value-type="string">
            <text:p>LAZIO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56">
            <text:p>5.56</text:p>
          </table:table-cell>
          <table:table-cell office:value-type="float" office:value="0">
            <text:p>0</text:p>
          </table:table-cell>
          <table:table-cell table:number-columns-repeated="2" office:value-type="float" office:value="5.22">
            <text:p>5.2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D</text:p>
          </table:table-cell>
          <table:table-cell office:value-type="string">
            <text:p>HELANDER</text:p>
          </table:table-cell>
          <table:table-cell office:value-type="string">
            <text:p>VERON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.56">
            <text:p>5.56</text:p>
          </table:table-cell>
          <table:table-cell office:value-type="float" office:value="0">
            <text:p>0</text:p>
          </table:table-cell>
          <table:table-cell table:number-columns-repeated="2" office:value-type="float" office:value="5.88">
            <text:p>5.8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D</text:p>
          </table:table-cell>
          <table:table-cell office:value-type="string">
            <text:p>DE MAIO</text:p>
          </table:table-cell>
          <table:table-cell office:value-type="string">
            <text:p>GENO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55">
            <text:p>5.55</text:p>
          </table:table-cell>
          <table:table-cell office:value-type="float" office:value="0">
            <text:p>0</text:p>
          </table:table-cell>
          <table:table-cell table:number-columns-repeated="2" office:value-type="float" office:value="5.35">
            <text:p>5.3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D</text:p>
          </table:table-cell>
          <table:table-cell office:value-type="string">
            <text:p>CISSOKHO</text:p>
          </table:table-cell>
          <table:table-cell office:value-type="string">
            <text:p>GENOA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</text:p>
          </table:table-cell>
          <table:table-cell office:value-type="string">
            <text:p>BERTONCINI</text:p>
          </table:table-cell>
          <table:table-cell office:value-type="string">
            <text:p>FROSINONE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CACERES</text:p>
          </table:table-cell>
          <table:table-cell office:value-type="string">
            <text:p>JUVENTUS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MBAYE</text:p>
          </table:table-cell>
          <table:table-cell office:value-type="string">
            <text:p>BOLOG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25">
            <text:p>5.2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D</text:p>
          </table:table-cell>
          <table:table-cell office:value-type="string">
            <text:p>MATTIELLO</text:p>
          </table:table-cell>
          <table:table-cell office:value-type="string">
            <text:p>CHIEVO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D</text:p>
          </table:table-cell>
          <table:table-cell office:value-type="string">
            <text:p>BARBA</text:p>
          </table:table-cell>
          <table:table-cell office:value-type="string">
            <text:p>EMPOLI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D</text:p>
          </table:table-cell>
          <table:table-cell office:value-type="string">
            <text:p>PASQUALE</text:p>
          </table:table-cell>
          <table:table-cell office:value-type="string">
            <text:p>UDINES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33">
            <text:p>5.3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D</text:p>
          </table:table-cell>
          <table:table-cell office:value-type="string">
            <text:p>DOMIZZI</text:p>
          </table:table-cell>
          <table:table-cell office:value-type="string">
            <text:p>UDINESE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D</text:p>
          </table:table-cell>
          <table:table-cell office:value-type="string">
            <text:p>MESBAH</text:p>
          </table:table-cell>
          <table:table-cell office:value-type="string">
            <text:p>SAMPDORI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36">
            <text:p>5.3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MOISANDER</text:p>
          </table:table-cell>
          <table:table-cell office:value-type="string">
            <text:p>SAMPDORI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14">
            <text:p>5.1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D</text:p>
          </table:table-cell>
          <table:table-cell office:value-type="string">
            <text:p>PATRIC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D</text:p>
          </table:table-cell>
          <table:table-cell office:value-type="string">
            <text:p>DE SCIGLIO</text:p>
          </table:table-cell>
          <table:table-cell office:value-type="string">
            <text:p>MILA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45">
            <text:p>5.4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D</text:p>
          </table:table-cell>
          <table:table-cell office:value-type="string">
            <text:p>EL KAOUTARI</text:p>
          </table:table-cell>
          <table:table-cell office:value-type="string">
            <text:p>PALERM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79">
            <text:p>5.7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D</text:p>
          </table:table-cell>
          <table:table-cell office:value-type="string">
            <text:p>EMERSON</text:p>
          </table:table-cell>
          <table:table-cell office:value-type="string">
            <text:p>ROMA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D</text:p>
          </table:table-cell>
          <table:table-cell office:value-type="string">
            <text:p>GYOMBER</text:p>
          </table:table-cell>
          <table:table-cell office:value-type="string">
            <text:p>ROMA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D</text:p>
          </table:table-cell>
          <table:table-cell office:value-type="string">
            <text:p>KRAFTH</text:p>
          </table:table-cell>
          <table:table-cell office:value-type="string">
            <text:p>BOLOGNA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.5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D</text:p>
          </table:table-cell>
          <table:table-cell office:value-type="string">
            <text:p>PIRIS</text:p>
          </table:table-cell>
          <table:table-cell office:value-type="string">
            <text:p>UDINES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45">
            <text:p>5.45</text:p>
          </table:table-cell>
          <table:table-cell office:value-type="float" office:value="0">
            <text:p>0</text:p>
          </table:table-cell>
          <table:table-cell table:number-columns-repeated="2" office:value-type="float" office:value="5.3">
            <text:p>5.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D</text:p>
          </table:table-cell>
          <table:table-cell office:value-type="string">
            <text:p>CRIVELLO</text:p>
          </table:table-cell>
          <table:table-cell office:value-type="string">
            <text:p>FROSINO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.45">
            <text:p>5.45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D</text:p>
          </table:table-cell>
          <table:table-cell office:value-type="string">
            <text:p>ROMAGNOLI S</text:p>
          </table:table-cell>
          <table:table-cell office:value-type="string">
            <text:p>CARPI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44">
            <text:p>5.44</text:p>
          </table:table-cell>
          <table:table-cell office:value-type="float" office:value="0">
            <text:p>0</text:p>
          </table:table-cell>
          <table:table-cell table:number-columns-repeated="2" office:value-type="float" office:value="5.31">
            <text:p>5.3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D</text:p>
          </table:table-cell>
          <table:table-cell office:value-type="string">
            <text:p>TOROSIDIS</text:p>
          </table:table-cell>
          <table:table-cell office:value-type="string">
            <text:p>ROM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43">
            <text:p>5.43</text:p>
          </table:table-cell>
          <table:table-cell office:value-type="float" office:value="0">
            <text:p>0</text:p>
          </table:table-cell>
          <table:table-cell table:number-columns-repeated="2" office:value-type="float" office:value="5.36">
            <text:p>5.3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D</text:p>
          </table:table-cell>
          <table:table-cell office:value-type="string">
            <text:p>ZAPATA C</text:p>
          </table:table-cell>
          <table:table-cell office:value-type="string">
            <text:p>MILA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43">
            <text:p>5.43</text:p>
          </table:table-cell>
          <table:table-cell office:value-type="float" office:value="0">
            <text:p>0</text:p>
          </table:table-cell>
          <table:table-cell table:number-columns-repeated="2" office:value-type="float" office:value="5.79">
            <text:p>5.79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D</text:p>
          </table:table-cell>
          <table:table-cell office:value-type="string">
            <text:p>ZUKANOVIC</text:p>
          </table:table-cell>
          <table:table-cell office:value-type="string">
            <text:p>SAMPDORI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35">
            <text:p>5.35</text:p>
          </table:table-cell>
          <table:table-cell office:value-type="float" office:value="0">
            <text:p>0</text:p>
          </table:table-cell>
          <table:table-cell table:number-columns-repeated="2" office:value-type="float" office:value="5.35">
            <text:p>5.35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D</text:p>
          </table:table-cell>
          <table:table-cell office:value-type="string">
            <text:p>VITIELLO</text:p>
          </table:table-cell>
          <table:table-cell office:value-type="string">
            <text:p>PALERM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33">
            <text:p>5.33</text:p>
          </table:table-cell>
          <table:table-cell office:value-type="float" office:value="0">
            <text:p>0</text:p>
          </table:table-cell>
          <table:table-cell table:number-columns-repeated="2" office:value-type="float" office:value="4.33">
            <text:p>4.3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D</text:p>
          </table:table-cell>
          <table:table-cell office:value-type="string">
            <text:p>HOEDT</text:p>
          </table:table-cell>
          <table:table-cell office:value-type="string">
            <text:p>LAZIO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5.33">
            <text:p>5.33</text:p>
          </table:table-cell>
          <table:table-cell office:value-type="float" office:value="0">
            <text:p>0</text:p>
          </table:table-cell>
          <table:table-cell table:number-columns-repeated="2" office:value-type="float" office:value="5.33">
            <text:p>5.3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D</text:p>
          </table:table-cell>
          <table:table-cell office:value-type="string">
            <text:p>STRUNA</text:p>
          </table:table-cell>
          <table:table-cell office:value-type="string">
            <text:p>PALERMO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.27">
            <text:p>5.27</text:p>
          </table:table-cell>
          <table:table-cell office:value-type="float" office:value="0">
            <text:p>0</text:p>
          </table:table-cell>
          <table:table-cell table:number-columns-repeated="2" office:value-type="float" office:value="4.95">
            <text:p>4.9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D</text:p>
          </table:table-cell>
          <table:table-cell office:value-type="string">
            <text:p>DAPRELA'</text:p>
          </table:table-cell>
          <table:table-cell office:value-type="string">
            <text:p>PALERM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D</text:p>
          </table:table-cell>
          <table:table-cell office:value-type="string">
            <text:p>RADU</text:p>
          </table:table-cell>
          <table:table-cell office:value-type="string">
            <text:p>LAZI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table:number-columns-repeated="2" office:value-type="float" office:value="5.08">
            <text:p>5.0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D</text:p>
          </table:table-cell>
          <table:table-cell office:value-type="string">
            <text:p>MARCHESE</text:p>
          </table:table-cell>
          <table:table-cell office:value-type="string">
            <text:p>GENO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table:number-columns-repeated="2" office:value-type="float" office:value="4.88">
            <text:p>4.8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</text:p>
          </table:table-cell>
          <table:table-cell office:value-type="string">
            <text:p>SPOLLI</text:p>
          </table:table-cell>
          <table:table-cell office:value-type="string">
            <text:p>CARP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</text:p>
          </table:table-cell>
          <table:table-cell office:value-type="string">
            <text:p>BUBNJIC</text:p>
          </table:table-cell>
          <table:table-cell office:value-type="string">
            <text:p>CARPI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.17">
            <text:p>5.17</text:p>
          </table:table-cell>
          <table:table-cell office:value-type="float" office:value="0">
            <text:p>0</text:p>
          </table:table-cell>
          <table:table-cell table:number-columns-repeated="2" office:value-type="float" office:value="5.11">
            <text:p>5.1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D</text:p>
          </table:table-cell>
          <table:table-cell office:value-type="string">
            <text:p>REGINI</text:p>
          </table:table-cell>
          <table:table-cell office:value-type="string">
            <text:p>SAMPDORI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5.14">
            <text:p>5.1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D</text:p>
          </table:table-cell>
          <table:table-cell office:value-type="string">
            <text:p>JANSSON</text:p>
          </table:table-cell>
          <table:table-cell office:value-type="string">
            <text:p>TORINO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D</text:p>
          </table:table-cell>
          <table:table-cell office:value-type="string">
            <text:p>MAGGIO</text:p>
          </table:table-cell>
          <table:table-cell office:value-type="string">
            <text:p>NAPOLI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D</text:p>
          </table:table-cell>
          <table:table-cell office:value-type="string">
            <text:p>MARTINELLI</text:p>
          </table:table-cell>
          <table:table-cell office:value-type="string">
            <text:p>EMPOLI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D</text:p>
          </table:table-cell>
          <table:table-cell office:value-type="string">
            <text:p>DE SILVESTRI</text:p>
          </table:table-cell>
          <table:table-cell office:value-type="string">
            <text:p>SAMPDOR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4.83">
            <text:p>4.83</text:p>
          </table:table-cell>
          <table:table-cell office:value-type="float" office:value="0">
            <text:p>0</text:p>
          </table:table-cell>
          <table:table-cell table:number-columns-repeated="2" office:value-type="float" office:value="4.67">
            <text:p>4.6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</text:p>
          </table:table-cell>
          <table:table-cell office:value-type="string">
            <text:p>RODRIGO ELY</text:p>
          </table:table-cell>
          <table:table-cell office:value-type="string">
            <text:p>MILA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67">
            <text:p>4.67</text:p>
          </table:table-cell>
          <table:table-cell office:value-type="float" office:value="0">
            <text:p>0</text:p>
          </table:table-cell>
          <table:table-cell table:number-columns-repeated="2" office:value-type="float" office:value="3.5">
            <text:p>3.5</text:p>
          </table:table-cell>
        </table:table-row>
        <table:named-expressions/>
      </table:table>
      <table:named-expressions>
        <table:named-range table:name="HTML_all" table:base-cell-address="$Foglio1.$A$1" table:cell-range-address=".$A$1:.$U$463"/>
        <table:named-range table:name="HTML_tables" table:base-cell-address="$Foglio1.$A$1" table:cell-range-address=".$A$1:.$A$1"/>
        <table:named-range table:name="HTML_1" table:base-cell-address="$Foglio1.$A$1" table:cell-range-address=".$A$1:.$U$46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12/01/2015</text:date>, <text:time>19:06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19:06:52</dc:date>
    <dc:creator>Walter Lucetti</dc:creator>
    <meta:document-statistic meta:table-count="1" meta:cell-count="9662" meta:object-count="0"/>
    <meta:generator>OpenOffice/4.1.1$Unix OpenOffice.org_project/411m6$Build-9775</meta:generator>
  </office:meta>
</office:document-meta>
</file>